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OpenSymbol" svg:font-family="OpenSymbol"/>
    <style:font-face style:name="FreeSerif" svg:font-family="FreeSerif" style:font-family-generic="roman"/>
    <style:font-face style:name="OpenSymbol1" svg:font-family="OpenSymbol" style:font-family-generic="system"/>
    <style:font-face style:name="FreeSerif1" svg:font-family="FreeSerif"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none"/>
    </style:style>
    <style:style style:name="P1" style:family="paragraph" style:parent-style-name="Standard">
      <style:paragraph-properties fo:line-height="150%" fo:text-align="center" style:justify-single-word="false"/>
      <style:text-properties fo:font-size="15pt" style:font-size-asian="15pt" style:font-size-complex="15pt"/>
    </style:style>
    <style:style style:name="P2" style:family="paragraph" style:parent-style-name="Standard">
      <style:paragraph-properties fo:line-height="150%" fo:text-align="start" style:justify-single-word="false"/>
      <style:text-properties fo:font-size="15pt" style:font-size-asian="15pt" style:font-size-complex="15pt"/>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style:text-properties fo:font-weight="bold" style:font-weight-asian="bold" style:font-weight-complex="bold"/>
    </style:style>
    <style:style style:name="P6" style:family="paragraph" style:parent-style-name="Standard">
      <style:paragraph-properties fo:line-height="150%" fo:text-align="start" style:justify-single-word="false"/>
      <style:text-properties fo:font-size="12pt" style:font-size-asian="12pt" style:font-size-complex="12pt"/>
    </style:style>
    <style:style style:name="P7" style:family="paragraph" style:parent-style-name="Standard">
      <style:paragraph-properties fo:line-height="15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line-height="150%" fo:text-align="start" style:justify-single-word="false"/>
      <style:text-properties fo:font-variant="normal" fo:text-transform="none" fo:color="#343434" style:font-name="FreeSerif1" fo:font-size="12pt" fo:letter-spacing="normal"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start" style:justify-single-word="false"/>
      <style:text-properties fo:font-size="14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paragraph-properties fo:line-height="150%" fo:text-align="justify" style:justify-single-word="false"/>
      <style:text-properties style:font-name="FreeSerif1" fo:font-weight="bold" style:font-weight-asian="bold" style:font-weight-complex="bold"/>
    </style:style>
    <style:style style:name="P12" style:family="paragraph" style:parent-style-name="Standard">
      <style:paragraph-properties fo:line-height="150%" fo:text-align="justify" style:justify-single-word="false"/>
      <style:text-properties style:font-name="FreeSerif1"/>
    </style:style>
    <style:style style:name="P13" style:family="paragraph" style:parent-style-name="Standard">
      <style:paragraph-properties fo:text-align="start" style:justify-single-word="false"/>
    </style:style>
    <style:style style:name="P14" style:family="paragraph" style:parent-style-name="Standard">
      <style:paragraph-properties fo:line-height="150%" style:writing-mode="lr-tb"/>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line-height="150%"/>
      <style:text-properties fo:font-size="12pt" style:font-size-asian="12pt" style:font-size-complex="12pt"/>
    </style:style>
    <style:style style:name="P17" style:family="paragraph" style:parent-style-name="Text_20_body">
      <style:paragraph-properties fo:text-align="start" style:justify-single-word="fals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Standard" style:list-style-name="L1">
      <style:paragraph-properties fo:line-height="150%"/>
    </style:style>
    <style:style style:name="P22" style:family="paragraph" style:parent-style-name="Standard" style:list-style-name="L2">
      <style:paragraph-properties fo:line-height="150%"/>
    </style:style>
    <style:style style:name="P23" style:family="paragraph" style:parent-style-name="Standard" style:list-style-name="L8">
      <style:paragraph-properties fo:line-height="150%" fo:text-align="start" style:justify-single-word="false"/>
    </style:style>
    <style:style style:name="P24" style:family="paragraph" style:parent-style-name="Standard" style:list-style-name="L3">
      <style:paragraph-properties fo:line-height="150%" fo:text-align="start" style:justify-single-word="false"/>
    </style:style>
    <style:style style:name="P25" style:family="paragraph" style:parent-style-name="Standard" style:list-style-name="L14">
      <style:paragraph-properties fo:line-height="150%" fo:text-align="start" style:justify-single-word="false"/>
    </style:style>
    <style:style style:name="P26" style:family="paragraph" style:parent-style-name="Standard" style:list-style-name="L8">
      <style:paragraph-properties fo:line-height="150%" fo:text-align="justify" style:justify-single-word="false"/>
    </style:style>
    <style:style style:name="P27" style:family="paragraph" style:parent-style-name="Standard" style:list-style-name="L10">
      <style:paragraph-properties fo:line-height="150%"/>
    </style:style>
    <style:style style:name="P28" style:family="paragraph" style:parent-style-name="Standard" style:list-style-name="L1">
      <style:paragraph-properties fo:line-height="150%" fo:text-align="start" style:justify-single-word="false"/>
      <style:text-properties fo:font-size="12pt" style:font-size-asian="12pt" style:font-size-complex="12pt"/>
    </style:style>
    <style:style style:name="P29" style:family="paragraph" style:parent-style-name="Standard" style:list-style-name="L3">
      <style:paragraph-properties fo:line-height="150%" fo:text-align="start" style:justify-single-word="false"/>
      <style:text-properties fo:font-size="12pt" style:font-size-asian="12pt" style:font-size-complex="12pt"/>
    </style:style>
    <style:style style:name="P30" style:family="paragraph" style:parent-style-name="Standard" style:list-style-name="L4">
      <style:paragraph-properties fo:line-height="150%" fo:text-align="start" style:justify-single-word="false"/>
      <style:text-properties fo:font-size="12pt" style:font-size-asian="12pt" style:font-size-complex="12pt"/>
    </style:style>
    <style:style style:name="P31" style:family="paragraph" style:parent-style-name="Standard" style:list-style-name="L5">
      <style:paragraph-properties fo:line-height="150%" fo:text-align="start" style:justify-single-word="false"/>
      <style:text-properties fo:font-size="12pt" style:font-size-asian="12pt" style:font-size-complex="12pt"/>
    </style:style>
    <style:style style:name="P32" style:family="paragraph" style:parent-style-name="Standard" style:list-style-name="L11">
      <style:paragraph-properties fo:line-height="150%" fo:text-align="start" style:justify-single-word="false"/>
      <style:text-properties fo:font-size="12pt" style:font-size-asian="12pt" style:font-size-complex="12pt"/>
    </style:style>
    <style:style style:name="P33" style:family="paragraph" style:parent-style-name="Standard" style:list-style-name="L14">
      <style:paragraph-properties fo:line-height="150%" fo:text-align="start" style:justify-single-word="false"/>
      <style:text-properties fo:font-size="12pt" style:font-size-asian="12pt" style:font-size-complex="12pt"/>
    </style:style>
    <style:style style:name="P34" style:family="paragraph" style:parent-style-name="Standard" style:list-style-name="L1">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list-style-name="L6">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list-style-name="L7">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list-style-name="L12">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list-style-name="L3">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Standard" style:list-style-name="L14">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Standard" style:list-style-name="L1">
      <style:paragraph-properties fo:line-height="150%"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41" style:family="paragraph" style:parent-style-name="Standard" style:list-style-name="L12">
      <style:paragraph-properties fo:line-height="150%" fo:text-align="start" style:justify-single-word="false"/>
      <style:text-properties fo:font-size="12pt" fo:font-style="normal" fo:font-weight="bold" style:font-size-asian="12pt" style:font-size-complex="12pt"/>
    </style:style>
    <style:style style:name="P42" style:family="paragraph" style:parent-style-name="Standard" style:list-style-name="L12">
      <style:paragraph-properties fo:line-height="150%" fo:text-align="start" style:justify-single-word="false"/>
      <style:text-properties fo:font-size="12pt" fo:font-style="normal" fo:font-weight="bold" style:font-size-asian="12pt" style:font-weight-asian="bold" style:font-size-complex="12pt" style:font-weight-complex="bold"/>
    </style:style>
    <style:style style:name="P43" style:family="paragraph" style:parent-style-name="Standard" style:list-style-name="L13">
      <style:paragraph-properties fo:line-height="150%"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44" style:family="paragraph" style:parent-style-name="Standard" style:list-style-name="L6">
      <style:paragraph-properties fo:line-height="15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7">
      <style:paragraph-properties fo:line-height="15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2">
      <style:paragraph-properties fo:line-height="150%" fo:text-align="start" style:justify-single-word="false"/>
      <style:text-properties fo:font-size="12pt" fo:font-weight="bold" style:font-size-asian="12pt" style:font-weight-asian="bold" style:font-size-complex="12pt" style:font-weight-complex="bold"/>
    </style:style>
    <style:style style:name="P47" style:family="paragraph" style:parent-style-name="Standard" style:list-style-name="L3">
      <style:paragraph-properties fo:line-height="150%" fo:text-align="start" style:justify-single-word="false"/>
      <style:text-properties fo:font-size="15pt" style:font-size-asian="15pt" style:font-size-complex="15pt"/>
    </style:style>
    <style:style style:name="P48" style:family="paragraph" style:parent-style-name="Standard" style:list-style-name="L11">
      <style:paragraph-properties fo:line-height="150%" fo:text-align="start" style:justify-single-word="false"/>
      <style:text-properties fo:font-size="15pt" style:font-size-asian="15pt" style:font-size-complex="15pt"/>
    </style:style>
    <style:style style:name="P49" style:family="paragraph" style:parent-style-name="Standard" style:list-style-name="L12">
      <style:paragraph-properties fo:line-height="150%" fo:text-align="start" style:justify-single-word="false"/>
      <style:text-properties fo:font-size="15pt" fo:font-style="normal" fo:font-weight="bold" style:font-style-asian="normal" style:font-weight-asian="bold" style:font-style-complex="normal" style:font-weight-complex="bold"/>
    </style:style>
    <style:style style:name="P50" style:family="paragraph" style:parent-style-name="Standard" style:list-style-name="L8">
      <style:paragraph-properties fo:line-height="150%" fo:text-align="start" style:justify-single-word="false"/>
      <style:text-properties style:font-name="FreeSerif1" fo:font-weight="bold" style:font-weight-asian="bold" style:font-weight-complex="bold"/>
    </style:style>
    <style:style style:name="P51" style:family="paragraph" style:parent-style-name="Standard" style:list-style-name="L9">
      <style:paragraph-properties fo:line-height="150%" fo:text-align="start" style:justify-single-word="false"/>
      <style:text-properties style:font-name="FreeSerif1"/>
    </style:style>
    <style:style style:name="P52" style:family="paragraph" style:parent-style-name="Standard" style:list-style-name="L13"/>
    <style:style style:name="P53" style:family="paragraph" style:parent-style-name="Standard" style:list-style-name="L1">
      <style:paragraph-properties fo:line-height="150%" fo:text-align="start" style:justify-single-word="false" style:writing-mode="lr-tb"/>
      <style:text-properties fo:font-size="12pt" fo:font-style="normal" fo:font-weight="bold" style:font-size-asian="10.5pt" style:font-style-asian="normal" style:font-weight-asian="bold" style:font-size-complex="12pt" style:font-style-complex="normal" style:font-weight-complex="bold"/>
    </style:style>
    <style:style style:name="P54" style:family="paragraph" style:parent-style-name="Standard" style:list-style-name="L14">
      <style:paragraph-properties fo:line-height="150%" fo:text-align="start" style:justify-single-word="false" style:writing-mode="lr-tb"/>
      <style:text-properties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list-style-name="L6">
      <style:paragraph-properties fo:line-height="150%"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1">
      <style:paragraph-properties fo:line-height="150%" style:writing-mode="lr-tb"/>
    </style:style>
    <style:style style:name="P57" style:family="paragraph" style:parent-style-name="Heading_20_1">
      <style:paragraph-properties fo:line-height="150%" fo:text-align="center" style:justify-single-word="false"/>
      <style:text-properties fo:font-size="40pt" style:font-size-asian="40pt" style:font-size-complex="40pt"/>
    </style:style>
    <style:style style:name="P58" style:family="paragraph" style:parent-style-name="Heading_20_1">
      <style:paragraph-properties fo:line-height="150%"/>
    </style:style>
    <style:style style:name="P59" style:family="paragraph" style:parent-style-name="Heading_20_1" style:list-style-name="">
      <style:paragraph-properties loext:contextual-spacing="false" fo:margin-top="0cm" fo:margin-bottom="0cm" fo:line-height="150%" fo:break-before="page" style:writing-mode="page"/>
    </style:style>
    <style:style style:name="P60" style:family="paragraph" style:parent-style-name="Heading_20_1">
      <style:paragraph-properties loext:contextual-spacing="false" fo:margin-top="0cm" fo:margin-bottom="0cm" fo:line-height="150%" fo:break-before="page" style:writing-mode="page"/>
    </style:style>
    <style:style style:name="P61" style:family="paragraph" style:parent-style-name="Heading_20_1">
      <style:paragraph-properties fo:break-before="page"/>
    </style:style>
    <style:style style:name="P62" style:family="paragraph" style:parent-style-name="Heading_20_1">
      <style:paragraph-properties fo:line-height="150%" fo:break-before="page"/>
    </style:style>
    <style:style style:name="P63" style:family="paragraph" style:parent-style-name="Heading_20_2">
      <style:text-properties fo:font-size="12pt" style:font-size-asian="12pt" style:font-size-complex="12pt"/>
    </style:style>
    <style:style style:name="P64" style:family="paragraph" style:parent-style-name="Heading_20_2">
      <style:paragraph-properties fo:line-height="15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343434" style:font-name="FreeSerif1" fo:letter-spacing="normal"/>
    </style:style>
    <style:style style:name="T4" style:family="text">
      <style:text-properties fo:font-variant="normal" fo:text-transform="none" fo:color="#343434" style:font-name="FreeSerif1" fo:letter-spacing="normal" fo:font-weight="normal" style:font-weight-asian="normal" style:font-weight-complex="normal"/>
    </style:style>
    <style:style style:name="T5" style:family="text">
      <style:text-properties fo:font-variant="normal" fo:text-transform="none" fo:color="#343434" style:font-name="FreeSerif1" fo:letter-spacing="normal" fo:font-weight="normal" style:font-style-asian="normal" style:font-weight-asian="normal" style:font-style-complex="normal" style:font-weight-complex="normal"/>
    </style:style>
    <style:style style:name="T6" style:family="text">
      <style:text-properties fo:font-variant="normal" fo:text-transform="none" fo:color="#343434" style:font-name="FreeSerif1" fo:letter-spacing="normal" fo:font-weight="normal" style:font-size-asian="12pt" style:font-weight-asian="normal" style:font-weight-complex="normal"/>
    </style:style>
    <style:style style:name="T7" style:family="text">
      <style:text-properties fo:font-variant="normal" fo:text-transform="none" fo:color="#343434" style:font-name="FreeSerif1" fo:letter-spacing="normal" fo:font-style="italic" fo:font-weight="normal" style:font-style-asian="italic" style:font-weight-asian="normal" style:font-style-complex="italic" style:font-weight-complex="normal"/>
    </style:style>
    <style:style style:name="T8" style:family="text">
      <style:text-properties fo:font-variant="normal" fo:text-transform="none" fo:color="#343434" style:font-name="FreeSerif1" fo:letter-spacing="normal" style:font-style-asian="normal" style:font-style-complex="normal"/>
    </style:style>
    <style:style style:name="T9" style:family="text">
      <style:text-properties fo:font-variant="normal" fo:text-transform="none" fo:color="#343434" style:font-name="FreeSerif1" fo:font-size="12pt" fo:letter-spacing="normal" style:font-size-asian="12pt" style:font-size-complex="12pt"/>
    </style:style>
    <style:style style:name="T10" style:family="text">
      <style:text-properties fo:font-variant="normal" fo:text-transform="none" fo:color="#343434" style:font-name="FreeSerif1" fo:font-size="12pt" fo:letter-spacing="normal" fo:font-weight="normal" style:font-size-asian="12pt" style:font-weight-asian="normal" style:font-size-complex="12pt" style:font-weight-complex="normal"/>
    </style:style>
    <style:style style:name="T11" style:family="text">
      <style:text-properties fo:font-variant="normal" fo:text-transform="none" fo:color="#343434" style:font-name="FreeSerif1"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343434" style:font-name="FreeSerif1" fo:font-size="12pt" fo:letter-spacing="normal" fo:font-style="normal" fo:font-weight="normal" style:font-size-asian="10.5pt" style:font-style-asian="normal" style:font-weight-asian="normal" style:font-size-complex="12pt" style:font-style-complex="normal" style:font-weight-complex="normal"/>
    </style:style>
    <style:style style:name="T13" style:family="text">
      <style:text-properties fo:font-variant="normal" fo:text-transform="none" fo:color="#343434" style:font-name="FreeSerif1" fo:font-size="12pt" fo:letter-spacing="normal" fo:font-style="normal" fo:font-weight="bold" style:font-size-asian="12pt" style:font-style-asian="normal" style:font-weight-asian="bold" style:font-size-complex="12pt" style:font-style-complex="normal" style:font-weight-complex="bold"/>
    </style:style>
    <style:style style:name="T14" style:family="text">
      <style:text-properties fo:font-variant="normal" fo:text-transform="none" fo:color="#343434" style:font-name="FreeSerif1" fo:font-size="12pt" fo:letter-spacing="normal" fo:language="id" fo:country="ID" fo:font-style="normal"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ff" style:font-name="FreeSerif1" fo:font-size="12pt" fo:letter-spacing="normal" fo:language="id" fo:country="ID"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6" style:family="text">
      <style:text-properties fo:language="en" fo:country="US"/>
    </style:style>
    <style:style style:name="T17" style:family="text">
      <style:text-properties fo:font-style="italic" style:font-style-asian="italic" style:font-style-complex="italic"/>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language="id" fo:country="ID" style:font-size-asian="12pt" style:font-size-complex="12pt"/>
    </style:style>
    <style:style style:name="T21" style:family="text">
      <style:text-properties style:font-style-asian="normal" style:font-weight-asian="bold" style:font-style-complex="normal" style:font-weight-complex="bold"/>
    </style:style>
    <style:style style:name="T22" style:family="text">
      <style:text-properties style:text-position="super 58%"/>
    </style:style>
    <style:style style:name="T23" style:family="text">
      <style:text-properties style:font-name="FreeSerif"/>
    </style:style>
    <style:style style:name="T24" style:family="text">
      <style:text-properties fo:font-size="15pt" fo:language="id" fo:country="ID" style:font-size-asian="15pt" style:font-size-complex="15pt"/>
    </style:style>
    <style:style style:name="T25" style:family="text">
      <style:text-properties fo:language="id" fo:country="ID"/>
    </style:style>
    <style:style style:name="T26" style:family="text">
      <style:text-properties fo:language="id" fo:country="ID" fo:font-style="normal" fo:font-weight="normal" style:font-style-asian="normal" style:font-weight-asian="normal" style:font-style-complex="normal" style:font-weight-complex="normal"/>
    </style:style>
    <style:style style:name="T27" style:family="text">
      <style:text-properties fo:language="id" fo:country="ID" fo:font-weight="normal" style:font-weight-asian="normal" style:font-weight-complex="normal"/>
    </style:style>
    <style:style style:name="T28" style:family="text">
      <style:text-properties fo:language="id" fo:country="ID" fo:font-weight="bold" style:font-weight-asian="bold" style:font-weight-complex="bold"/>
    </style:style>
    <style:style style:name="T29" style:family="text">
      <style:text-properties style:font-name="FreeSerif1"/>
    </style:style>
    <style:style style:name="T30" style:family="text">
      <style:text-properties style:font-name="FreeSerif1" fo:font-weight="bold" style:font-weight-asian="bold" style:font-weight-complex="bold"/>
    </style:style>
    <style:style style:name="T31" style:family="text">
      <style:text-properties style:font-name="FreeSerif1" fo:font-style="normal" style:font-style-asian="normal" style:font-style-complex="normal"/>
    </style:style>
    <style:style style:name="T32" style:family="text">
      <style:text-properties style:font-name="FreeSerif1" fo:font-style="normal" fo:font-weight="bold" style:font-style-asian="normal" style:font-weight-asian="bold" style:font-style-complex="normal" style:font-weight-complex="bold"/>
    </style:style>
    <style:style style:name="T33" style:family="text">
      <style:text-properties style:font-name="FreeSerif1" fo:language="id" fo:country="ID" fo:font-weight="bold" style:font-weight-asian="bold" style:font-weight-complex="bold"/>
    </style:style>
    <style:style style:name="T34" style:family="text">
      <style:text-properties style:font-name="FreeSerif1" fo:language="id" fo:country="ID" fo:font-style="normal" fo:font-weight="normal" style:font-style-asian="normal" style:font-weight-asian="normal" style:font-style-complex="normal" style:font-weight-complex="normal"/>
    </style:style>
    <style:style style:name="T35" style:family="text">
      <style:text-properties fo:color="#0000ff"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ext:bookmark-start text:name="__RefHeading__4523_1447342389"/>Buku Data Laptop Kompatibel GNU/Linux<text:bookmark-end text:name="__RefHeading__4523_1447342389"/></text:h>
      <text:p text:style-name="P3"/>
      <text:p text:style-name="P4">Revisi 12</text:p>
      <text:p text:style-name="P4"/>
      <text:p text:style-name="P4"/>
      <text:p text:style-name="P1">Hasil Kolaborasi Komunitas GNU/Linux Indonesia</text:p>
      <text:p text:style-name="P1"/>
      <text:p text:style-name="P1">Copyright © 2016 Pengguna GNU/Linux Indonesia</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Daftar Isi</text:p>
          </text:index-title>
          <text:p text:style-name="P19"><text:a xlink:type="simple" xlink:href="#__RefHeading__4523_1447342389" text:style-name="Index_20_Link" text:visited-style-name="Index_20_Link">Buku Data Laptop Kompatibel GNU/Linux<text:tab/>1</text:a></text:p>
          <text:p text:style-name="P19"><text:a xlink:type="simple" xlink:href="#__RefHeading__4525_1447342389" text:style-name="Index_20_Link" text:visited-style-name="Index_20_Link">Nama-Nama Penulis<text:tab/>3</text:a></text:p>
          <text:p text:style-name="P19"><text:a xlink:type="simple" xlink:href="#__RefHeading__4527_1447342389" text:style-name="Index_20_Link" text:visited-style-name="Index_20_Link">Lisensi Buku<text:tab/>3</text:a></text:p>
          <text:p text:style-name="P19"><text:a xlink:type="simple" xlink:href="#__RefHeading__4529_1447342389" text:style-name="Index_20_Link" text:visited-style-name="Index_20_Link">Panduan Penyusunan Buku<text:tab/>4</text:a></text:p>
          <text:p text:style-name="P19"><text:a xlink:type="simple" xlink:href="#__RefHeading__4531_1447342389" text:style-name="Index_20_Link" text:visited-style-name="Index_20_Link">Catatan Perubahan<text:tab/>5</text:a></text:p>
          <text:p text:style-name="P19"><text:a xlink:type="simple" xlink:href="#__RefHeading__4533_1447342389" text:style-name="Index_20_Link" text:visited-style-name="Index_20_Link">Bab 1 ASUS<text:tab/>6</text:a></text:p>
          <text:p text:style-name="P20"><text:a xlink:type="simple" xlink:href="#__RefHeading__4535_1447342389" text:style-name="Index_20_Link" text:visited-style-name="Index_20_Link">1.1 ASUS X44C<text:tab/>6</text:a></text:p>
          <text:p text:style-name="P20"><text:a xlink:type="simple" xlink:href="#__RefHeading__4537_1447342389" text:style-name="Index_20_Link" text:visited-style-name="Index_20_Link">1.2 ASUS X51RL<text:tab/>6</text:a></text:p>
          <text:p text:style-name="P20"><text:a xlink:type="simple" xlink:href="#__RefHeading__4539_1447342389" text:style-name="Index_20_Link" text:visited-style-name="Index_20_Link">1.3 ASUS X45 A<text:tab/>7</text:a></text:p>
          <text:p text:style-name="P20"><text:a xlink:type="simple" xlink:href="#__RefHeading__4541_1447342389" text:style-name="Index_20_Link" text:visited-style-name="Index_20_Link">1.4 ASUS A455L<text:tab/>8</text:a></text:p>
          <text:p text:style-name="P20"><text:a xlink:type="simple" xlink:href="#__RefHeading__4543_1447342389" text:style-name="Index_20_Link" text:visited-style-name="Index_20_Link">1.5 ASUS X555LA<text:tab/>8</text:a></text:p>
          <text:p text:style-name="P20"><text:a xlink:type="simple" xlink:href="#__RefHeading__4545_1447342389" text:style-name="Index_20_Link" text:visited-style-name="Index_20_Link">1.6 ASUS A46CB – WX232D<text:tab/>9</text:a></text:p>
          <text:p text:style-name="P19"><text:a xlink:type="simple" xlink:href="#__RefHeading__4547_1447342389" text:style-name="Index_20_Link" text:visited-style-name="Index_20_Link">Bab 2 ACER<text:tab/>11</text:a></text:p>
          <text:p text:style-name="P20"><text:a xlink:type="simple" xlink:href="#__RefHeading__4549_1447342389" text:style-name="Index_20_Link" text:visited-style-name="Index_20_Link">2.1 ACER E1-471G<text:tab/>11</text:a></text:p>
          <text:p text:style-name="P20"><text:a xlink:type="simple" xlink:href="#__RefHeading__4551_1447342389" text:style-name="Index_20_Link" text:visited-style-name="Index_20_Link">2.2 ACER Aspire E5-421<text:tab/>11</text:a></text:p>
          <text:p text:style-name="P20"><text:a xlink:type="simple" xlink:href="#__RefHeading__4553_1447342389" text:style-name="Index_20_Link" text:visited-style-name="Index_20_Link">2.3 ACER Aspire V3-471G-53214G75Makk<text:tab/>12</text:a></text:p>
          <text:p text:style-name="P20"><text:a xlink:type="simple" xlink:href="#__RefHeading__4555_1447342389" text:style-name="Index_20_Link" text:visited-style-name="Index_20_Link">2.4 ACER V5-471G<text:tab/>12</text:a></text:p>
          <text:p text:style-name="P19"><text:a xlink:type="simple" xlink:href="#__RefHeading__4557_1447342389" text:style-name="Index_20_Link" text:visited-style-name="Index_20_Link">Bab 3 TOSHIBA<text:tab/>14</text:a></text:p>
          <text:p text:style-name="P20"><text:a xlink:type="simple" xlink:href="#__RefHeading__4559_1447342389" text:style-name="Index_20_Link" text:visited-style-name="Index_20_Link">3.1 TOSHIBA ???<text:tab/>14</text:a></text:p>
          <text:p text:style-name="P20"><text:a xlink:type="simple" xlink:href="#__RefHeading__4561_1447342389" text:style-name="Index_20_Link" text:visited-style-name="Index_20_Link">3.2 TOSHIBA ???<text:tab/>14</text:a></text:p>
          <text:p text:style-name="P20"><text:a xlink:type="simple" xlink:href="#__RefHeading__4563_1447342389" text:style-name="Index_20_Link" text:visited-style-name="Index_20_Link">3.3 TOSHIBA ???<text:tab/>14</text:a></text:p>
          <text:p text:style-name="P19"><text:a xlink:type="simple" xlink:href="#__RefHeading__4565_1447342389" text:style-name="Index_20_Link" text:visited-style-name="Index_20_Link">Bab 4 SONY<text:tab/>15</text:a></text:p>
          <text:p text:style-name="P20"><text:a xlink:type="simple" xlink:href="#__RefHeading__4567_1447342389" text:style-name="Index_20_Link" text:visited-style-name="Index_20_Link">4.1 SONY ???<text:tab/>15</text:a></text:p>
          <text:p text:style-name="P20"><text:a xlink:type="simple" xlink:href="#__RefHeading__4569_1447342389" text:style-name="Index_20_Link" text:visited-style-name="Index_20_Link">4.2 SONY ???<text:tab/>15</text:a></text:p>
          <text:p text:style-name="P19"><text:a xlink:type="simple" xlink:href="#__RefHeading__4571_1447342389" text:style-name="Index_20_Link" text:visited-style-name="Index_20_Link">Bab 5 Lenovo<text:tab/>16</text:a></text:p>
          <text:p text:style-name="P20"><text:a xlink:type="simple" xlink:href="#__RefHeading__4573_1447342389" text:style-name="Index_20_Link" text:visited-style-name="Index_20_Link">5.1 Lenovo B475<text:tab/>16</text:a></text:p>
          <text:p text:style-name="P20"><text:a xlink:type="simple" xlink:href="#__RefHeading__4575_1447342389" text:style-name="Index_20_Link" text:visited-style-name="Index_20_Link">5.2 Lenovo ???<text:tab/>16</text:a></text:p>
          <text:p text:style-name="P20"><text:a xlink:type="simple" xlink:href="#__RefHeading__4577_1447342389" text:style-name="Index_20_Link" text:visited-style-name="Index_20_Link">5.2 Lenovo ???<text:tab/>17</text:a></text:p>
          <text:p text:style-name="P19"><text:a xlink:type="simple" xlink:href="#__RefHeading__4579_1447342389" text:style-name="Index_20_Link" text:visited-style-name="Index_20_Link">BAB 6 MSI<text:tab/>18</text:a></text:p>
          <text:p text:style-name="P20"><text:a xlink:type="simple" xlink:href="#__RefHeading__4581_1447342389" text:style-name="Index_20_Link" text:visited-style-name="Index_20_Link">6.1 MSI CR41<text:tab/>18</text:a></text:p>
        </text:index-body>
      </text:table-of-content>
      <text:p text:style-name="P2"/>
      <text:h text:style-name="P59" text:outline-level="1"><text:bookmark-start text:name="__RefHeading__4525_1447342389"/>Nama-Nama Penulis<text:bookmark-end text:name="__RefHeading__4525_1447342389"/></text:h>
      <text:p text:style-name="Standard"/>
      <text:p text:style-name="P3">Buku ini disusun (awalnya) oleh kanal IRC #ubuntu-indonesia secara kooperasi dan kolaborasi di internet. Adapun nama-nama penulis buku ini sebagai berikut. </text:p>
      <text:p text:style-name="P3"/>
      <text:list xml:id="list126026500" text:style-name="L1">
        <text:list-item>
          <text:p text:style-name="P21">Ade Malsasa Akbar &lt;<text:a xlink:type="simple" xlink:href="mailto:teknoloid@gmail.com" text:style-name="Internet_20_link">teknoloid@gmail.com</text:a>&gt; Bagian 1.1</text:p>
        </text:list-item>
        <text:list-item>
          <text:p text:style-name="P21">Slamet Mugiono &lt;<text:a xlink:type="simple" xlink:href="mailto:broilingroad@gmail.com" text:style-name="Internet_20_link">broilingroad@gmail.com</text:a>&gt; Bagian 5.1</text:p>
        </text:list-item>
        <text:list-item>
          <text:p text:style-name="P21"><text:span text:style-name="Default_20_Paragraph_20_Font"><text:span text:style-name="T18">Muhammad Syariful Ali &lt;</text:span></text:span><text:a xlink:type="simple" xlink:href="mailto:avistudcorp@gmail.com" text:style-name="Internet_20_link"><text:span text:style-name="Default_20_Paragraph_20_Font"><text:span text:style-name="T18">avistudcorp@gmail.com</text:span></text:span></text:a><text:span text:style-name="Default_20_Paragraph_20_Font"><text:span text:style-name="T18">&gt; Bagian 2.1</text:span></text:span></text:p>
        </text:list-item>
        <text:list-item>
          <text:p text:style-name="P21"><text:span text:style-name="Default_20_Paragraph_20_Font">Andree Christian Yulianto &lt;</text:span><text:a xlink:type="simple" xlink:href="mailto:andreechristianyulianto@gmail.com" text:style-name="Internet_20_link"><text:span text:style-name="Default_20_Paragraph_20_Font">andreechristianyulianto@gmail.com</text:span></text:a><text:span text:style-name="Default_20_Paragraph_20_Font">&gt; Bagian 2.2</text:span></text:p>
        </text:list-item>
        <text:list-item>
          <text:p text:style-name="P21"><text:span text:style-name="Default_20_Paragraph_20_Font"><text:span text:style-name="T18">Ferry Hidayat &lt;</text:span></text:span><text:a xlink:type="simple" xlink:href="mailto:eferryday@gmail.com" text:style-name="Internet_20_link"><text:span text:style-name="Default_20_Paragraph_20_Font"><text:span text:style-name="T18">eferryday@gmail.com</text:span></text:span></text:a><text:span text:style-name="Default_20_Paragraph_20_Font"><text:span text:style-name="T18">&gt; Bagian 1.2</text:span></text:span></text:p>
        </text:list-item>
        <text:list-item>
          <text:p text:style-name="P21"><text:span text:style-name="Default_20_Paragraph_20_Font"><text:span text:style-name="T18">Sucipto &lt;</text:span></text:span><text:a xlink:type="simple" xlink:href="mailto:chip@pringstudio.com" text:style-name="Internet_20_link"><text:span text:style-name="Default_20_Paragraph_20_Font"><text:span text:style-name="T18">chip@pringstudio.com</text:span></text:span></text:a><text:span text:style-name="Default_20_Paragraph_20_Font"><text:span text:style-name="T18">&gt; Bagian 1.3</text:span></text:span></text:p>
        </text:list-item>
        <text:list-item>
          <text:p text:style-name="P53"><text:span text:style-name="Default_20_Paragraph_20_Font"><text:span text:style-name="T11">Ramdziana Feri Yustitianto &lt;</text:span></text:span><text:a xlink:type="simple" xlink:href="mailto:ramdzian@gmail.com" text:style-name="Internet_20_link"><text:span text:style-name="Default_20_Paragraph_20_Font"><text:span text:style-name="T12">ramdzian@gmail.com</text:span></text:span></text:a><text:span text:style-name="Default_20_Paragraph_20_Font"><text:span text:style-name="T11">&gt; <text:s/>Bab 6, bagian 6.1</text:span></text:span></text:p>
        </text:list-item>
        <text:list-item>
          <text:p text:style-name="P28">Dimas Toha Pramawitra &lt;<text:a xlink:type="simple" xlink:href="mailto:dms.pram@gmail.com" text:style-name="Internet_20_link">dms.pram@gmail.com</text:a>&gt; Bagian 2.3</text:p>
        </text:list-item>
        <text:list-item>
          <text:p text:style-name="P28"><text:span text:style-name="Default_20_Paragraph_20_Font"><text:span text:style-name="T25">Rayyan Razaq &lt;</text:span></text:span><text:a xlink:type="simple" xlink:href="mailto:razaqe12@gmail.com"><text:span text:style-name="Default_20_Paragraph_20_Font">razaqe12@gmail.com</text:span></text:a><text:span text:style-name="Default_20_Paragraph_20_Font"><text:span text:style-name="T25">&gt; Bagian 1.4, 2.4</text:span></text:span></text:p>
        </text:list-item>
        <text:list-item>
          <text:p text:style-name="P34"><text:span text:style-name="Default_20_Paragraph_20_Font"><text:span text:style-name="T27">Taufik Hidayat &lt;</text:span></text:span><text:a xlink:type="simple" xlink:href="mailto:yumtaufik1997@gmail.com"><text:span text:style-name="Default_20_Paragraph_20_Font"><text:span text:style-name="T2">yumtaufik1997@gmail.com</text:span></text:span></text:a><text:span text:style-name="Default_20_Paragraph_20_Font"><text:span text:style-name="T27">&gt; Bagian 1.5</text:span></text:span></text:p>
        </text:list-item>
        <text:list-item>
          <text:p text:style-name="P40"><text:span text:style-name="Emphasis"><text:span text:style-name="T34">Hasril Sultan &lt;</text:span></text:span><text:a xlink:type="simple" xlink:href="mailto:asril.chooky@gmail.com"><text:span text:style-name="Emphasis">asril.chooky@gmail.com</text:span></text:a><text:span text:style-name="Emphasis"><text:span text:style-name="T34">&gt; Bagian 1.6</text:span></text:span></text:p>
        </text:list-item>
        <text:list-item>
          <text:p text:style-name="P34"><text:span text:style-name="T4">Ali &lt;</text:span><text:a xlink:type="simple" xlink:href="mailto:admin@situsali.com"><text:span text:style-name="T2">admin@situsali.com</text:span></text:a><text:span text:style-name="T4">&gt; Bab 7, bab 8, bagian 7.1, bagian 7.8</text:span></text:p>
        </text:list-item>
        <text:list-item>
          <text:p text:style-name="P28">Nama Anda Di Sini &lt;<text:a xlink:type="simple" xlink:href="mailto:dms.pram@gmail.com" text:style-name="Internet_20_link">e</text:a>mail@anda&gt; Bagian Anda</text:p>
        </text:list-item>
        <text:list-item>
          <text:p text:style-name="P28">Nama Anda Di Sini &lt;<text:a xlink:type="simple" xlink:href="mailto:dms.pram@gmail.com" text:style-name="Internet_20_link">e</text:a>mail@anda&gt; Bagian Anda</text:p>
        </text:list-item>
        <text:list-item>
          <text:p text:style-name="P21">…</text:p>
        </text:list-item>
      </text:list>
      <text:p text:style-name="P3"/>
      <text:h text:style-name="P58" text:outline-level="1"><text:bookmark-start text:name="__RefHeading__4527_1447342389"/>Lisensi Buku<text:bookmark-end text:name="__RefHeading__4527_1447342389"/></text:h>
      <text:p text:style-name="P3"/>
      <text:p text:style-name="P3">Buku ini dilisensikan di bawah lisensi copyleft <text:span text:style-name="T16">Creative Commons Attribution-ShareAlike 3.0 Unported </text:span><text:a xlink:type="simple" xlink:href="http://creativecommons.org/licenses/by-sa/3.0/" text:style-name="Internet_20_link">http://creativecommons.org/licenses/by-sa/3.0/</text:a><text:span text:style-name="T16">. Pemegang lisensi adalah seluruh penulis yang namanya tercantum di buku ini.</text:span></text:p>
      <text:h text:style-name="P60" text:outline-level="1"><text:bookmark-start text:name="__RefHeading__4529_1447342389"/>Panduan Penyusunan Buku<text:bookmark-end text:name="__RefHeading__4529_1447342389"/></text:h>
      <text:p text:style-name="Standard"/>
      <text:p text:style-name="P3">Bagian ini ditulis untuk semua calon penulis (kontributor) buku ini. </text:p>
      <table:table table:name="Table1" table:style-name="Table1">
        <table:table-column table:style-name="Table1.A"/>
        <table:table-column table:style-name="Table1.B"/>
        <table:table-row>
          <table:table-cell table:style-name="Table1.A1" office:value-type="string">
            <text:p text:style-name="P3">Deadline: </text:p>
          </table:table-cell>
          <table:table-cell table:style-name="Table1.A1" office:value-type="string">
            <text:p text:style-name="P5">31 Maret 2016</text:p>
          </table:table-cell>
        </table:table-row>
        <table:table-row>
          <table:table-cell table:style-name="Table1.A1" office:value-type="string">
            <text:p text:style-name="P3">Fokus: <text:s/></text:p>
          </table:table-cell>
          <table:table-cell table:style-name="Table1.A1" office:value-type="string">
            <text:p text:style-name="P3">Spesifikasi laptop.</text:p>
          </table:table-cell>
        </table:table-row>
        <table:table-row>
          <table:table-cell table:style-name="Table1.A1" office:value-type="string">
            <text:p text:style-name="P3">Tebal: </text:p>
          </table:table-cell>
          <table:table-cell table:style-name="Table1.A1" office:value-type="string">
            <text:p text:style-name="P3">hanya 20 halaman.</text:p>
          </table:table-cell>
        </table:table-row>
        <table:table-row>
          <table:table-cell table:style-name="Table1.A1" office:value-type="string">
            <text:p text:style-name="P3">Fonta: </text:p>
          </table:table-cell>
          <table:table-cell table:style-name="Table1.A1" office:value-type="string">
            <text:p text:style-name="P3">FreeSerif 12 pt.</text:p>
          </table:table-cell>
        </table:table-row>
        <table:table-row>
          <table:table-cell table:style-name="Table1.A1" office:value-type="string">
            <text:p text:style-name="P3">Spasi: </text:p>
          </table:table-cell>
          <table:table-cell table:style-name="Table1.A1" office:value-type="string">
            <text:p text:style-name="P3">1.5. </text:p>
          </table:table-cell>
        </table:table-row>
        <table:table-row>
          <table:table-cell table:style-name="Table1.A1" office:value-type="string">
            <text:p text:style-name="P3">Format: </text:p>
          </table:table-cell>
          <table:table-cell table:style-name="Table1.A1" office:value-type="string">
            <text:p text:style-name="P3">dokumen harus ditulis dalam format ODT (LibreOffice, OpenOffice, Calligra Office). </text:p>
          </table:table-cell>
        </table:table-row>
        <table:table-row>
          <table:table-cell table:style-name="Table1.A1" office:value-type="string">
            <text:p text:style-name="P3">Porsi: </text:p>
          </table:table-cell>
          <table:table-cell table:style-name="Table1.A1" office:value-type="string">
            <text:p text:style-name="P3">Satu kontributor minimal 1 laptop</text:p>
          </table:table-cell>
        </table:table-row>
      </table:table>
      <text:p text:style-name="P3"/>
      <text:p text:style-name="P14">Jika Anda ingin menulis, tulis spesifikasi laptop yang Anda telah buktikan sendiri lancar menggunakan GNU/Linux. Tirulah Bab 1 Bagian 1.1 ASUS X44C sebagai standar penulisan. Buat bab baru sesuai merek laptop Anda jika bab itu belum ada di buku ini. Kaidah penulisan buku ini adalah <text:span text:style-name="T1">tulis apa yang bisa ditulis, buat sendiri bab merek laptop pun yang dimiliki, dan jangan menunggu yang belum ada</text:span>.</text:p>
      <text:h text:style-name="P62" text:outline-level="1"><text:bookmark-start text:name="__RefHeading__4531_1447342389"/>Catatan Perubahan<text:bookmark-end text:name="__RefHeading__4531_1447342389"/></text:h>
      <text:p text:style-name="P3"/>
      <text:list xml:id="list1724967810" text:style-name="L2">
        <text:list-item>
          <text:p text:style-name="P22">24 Februari 2016: proyek buku diumumkan di #ubuntu-indonesia @ freenode (seperti biasanya). Koordinator menetapkan Bab 1 ASUS dengan 1.1 ASUS X44C. Slamet Mugiono menetapkan Bab 5 dengan 2.1 Lenovo B475. Koordinator menambahkan Catatan Perubahan, Panduan Penyusunan Buku, Nama-Nama Penulis, dan Lisensi Buku (sama seperti <text:span text:style-name="T17">Proyek Buku Inkscape Kolaborasi</text:span>). Total halaman jadi 11. Rev 1. </text:p>
        </text:list-item>
        <text:list-item>
          <text:p text:style-name="P22">25 Februari 2016: ditambahkan bagian 2.1 dari <text:span text:style-name="Default_20_Paragraph_20_Font">Muhammad Syariful Ali &lt;</text:span><text:a xlink:type="simple" xlink:href="mailto:avistudcorp@gmail.com" text:style-name="Internet_20_link"><text:span text:style-name="Default_20_Paragraph_20_Font">avistudcorp@gmail.com</text:span></text:a><text:span text:style-name="Default_20_Paragraph_20_Font">&gt;. Rev 2.</text:span></text:p>
        </text:list-item>
        <text:list-item>
          <text:p text:style-name="P22"><text:span text:style-name="Default_20_Paragraph_20_Font">26 Februari 2016: ditambahkan bagian 2.2 dari </text:span><text:span text:style-name="Default_20_Paragraph_20_Font"><text:span text:style-name="T18">Andree Christian Yulianto &lt;</text:span></text:span><text:a xlink:type="simple" xlink:href="mailto:andreechristianyulianto@gmail.com" text:style-name="Internet_20_link"><text:span text:style-name="Default_20_Paragraph_20_Font"><text:span text:style-name="T18">andreechristianyulianto@gmail.com</text:span></text:span></text:a><text:span text:style-name="Default_20_Paragraph_20_Font"><text:span text:style-name="T18">&gt;. Rev 3. </text:span></text:span></text:p>
        </text:list-item>
        <text:list-item>
          <text:p text:style-name="P22"><text:span text:style-name="Default_20_Paragraph_20_Font"><text:span text:style-name="T18">26 Februari 2016: ditambahkan bagian 1.2 dari Ferry Hidayat &lt;</text:span></text:span><text:a xlink:type="simple" xlink:href="mailto:eferryday@gmail.com" text:style-name="Internet_20_link"><text:span text:style-name="Default_20_Paragraph_20_Font"><text:span text:style-name="T18">eferryday@gmail.com</text:span></text:span></text:a><text:span text:style-name="Default_20_Paragraph_20_Font"><text:span text:style-name="T18">&gt;. Rev 4. </text:span></text:span></text:p>
        </text:list-item>
        <text:list-item>
          <text:p text:style-name="P22"><text:span text:style-name="Default_20_Paragraph_20_Font"><text:span text:style-name="T18">26 Februari 2016: ditambahkan bagian 1.3 dari Sucipto &lt;</text:span></text:span><text:a xlink:type="simple" xlink:href="mailto:chip@pringstudio.com" text:style-name="Internet_20_link"><text:span text:style-name="Default_20_Paragraph_20_Font"><text:span text:style-name="T18">chip@pringstudio.com</text:span></text:span></text:a><text:span text:style-name="Default_20_Paragraph_20_Font"><text:span text:style-name="T18">&gt;. Rev 5. </text:span></text:span></text:p>
        </text:list-item>
        <text:list-item>
          <text:p text:style-name="P22"><text:span text:style-name="Default_20_Paragraph_20_Font"><text:span text:style-name="T18">26 Februari 2016: ditambahkan bab 6 dan bagian 6.1 dari </text:span></text:span><text:span text:style-name="Default_20_Paragraph_20_Font"><text:span text:style-name="T11">Ramdziana Feri Yustitianto &lt;</text:span></text:span><text:a xlink:type="simple" xlink:href="mailto:ramdzian@gmail.com" text:style-name="Internet_20_link"><text:span text:style-name="Default_20_Paragraph_20_Font">ramdzian@gmail.com</text:span></text:a><text:span text:style-name="Default_20_Paragraph_20_Font"><text:span text:style-name="T11">&gt;. Rev 6.</text:span></text:span></text:p>
        </text:list-item>
        <text:list-item>
          <text:p text:style-name="P22"><text:span text:style-name="Default_20_Paragraph_20_Font"><text:span text:style-name="T11">5 Maret 2016: ditambahkan bagian 2.3 dari Dimas Toha Pramawitra &lt;</text:span></text:span><text:a xlink:type="simple" xlink:href="mailto:dms.pram@gmail.com"><text:span text:style-name="Default_20_Paragraph_20_Font">dms.pram@gmail.com</text:span></text:a><text:span text:style-name="Default_20_Paragraph_20_Font"><text:span text:style-name="T11">&gt;. Rev 7. </text:span></text:span></text:p>
        </text:list-item>
        <text:list-item>
          <text:p text:style-name="P22"><text:span text:style-name="Default_20_Paragraph_20_Font"><text:span text:style-name="T11">5 Maret 2016: ditambahkan bagian 1.4 dan 2.3 dari </text:span></text:span><text:span text:style-name="Default_20_Paragraph_20_Font"><text:span text:style-name="T14">Rayyan Razaq &lt;</text:span></text:span><text:a xlink:type="simple" xlink:href="mailto:razaqe12@gmail.com"><text:span text:style-name="Default_20_Paragraph_20_Font">razaqe12@gmail.com</text:span></text:a><text:span text:style-name="Default_20_Paragraph_20_Font"><text:span text:style-name="T14">&gt;. Rev 8. </text:span></text:span></text:p>
        </text:list-item>
        <text:list-item>
          <text:p text:style-name="P22"><text:span text:style-name="Default_20_Paragraph_20_Font"><text:span text:style-name="T14">6 Maret 2016: ditambahkan bagian 1.5 dari Taufik Hidayat &lt;</text:span></text:span><text:a xlink:type="simple" xlink:href="mailto:yumtaufik1997@gmail.com"><text:span text:style-name="Default_20_Paragraph_20_Font">yumtaufik1997@gmail.com</text:span></text:a><text:span text:style-name="Default_20_Paragraph_20_Font"><text:span text:style-name="T14">&gt;. Rev 9.</text:span></text:span></text:p>
        </text:list-item>
        <text:list-item>
          <text:p text:style-name="P22"><text:span text:style-name="Default_20_Paragraph_20_Font"><text:span text:style-name="T14">6 Maret 2016: ditambahkan bagian 1.6 dari </text:span></text:span><text:span text:style-name="Emphasis"><text:span text:style-name="T14">Hasril Sultan &lt;</text:span></text:span><text:a xlink:type="simple" xlink:href="mailto:asril.chooky@gmail.com"><text:span text:style-name="Emphasis">asril.chooky@gmail.com</text:span></text:a><text:span text:style-name="Emphasis"><text:span text:style-name="T14">&gt;. Koordinator menyelaraskan fonta jadi 12 pt untuk konten. Rev 10. </text:span></text:span></text:p>
        </text:list-item>
        <text:list-item>
          <text:p text:style-name="P22"><text:span text:style-name="Emphasis"><text:span text:style-name="T14">6 Maret 2016: ditambahkan bagian 1.7 dari Muhammad Yuga Nugraha &lt;</text:span></text:span><text:a xlink:type="simple" xlink:href="mailto:myugan59@gmail.com"><text:span text:style-name="Emphasis"><text:span text:style-name="T15">myugan59@gmail.com</text:span></text:span></text:a><text:span text:style-name="Emphasis"><text:span text:style-name="T14">&gt;. Rev 11. </text:span></text:span></text:p>
        </text:list-item>
        <text:list-item>
          <text:p text:style-name="P22"><text:span text:style-name="Emphasis"><text:span text:style-name="T14">6 Maret 2016: ditambahkan bab 7, bab 8, bagian 7.1, bagian 8.1, semua dari Ali &lt;</text:span></text:span><text:a xlink:type="simple" xlink:href="mailto:admin@situsali.com"><text:span text:style-name="Emphasis">admin@situsali.com</text:span></text:a><text:span text:style-name="Emphasis"><text:span text:style-name="T14">&gt;. Rev 12.</text:span></text:span></text:p>
        </text:list-item>
      </text:list>
      <text:h text:style-name="P62" text:outline-level="1"><text:bookmark-start text:name="__RefHeading__4533_1447342389"/>Bab 1 ASUS<text:bookmark-end text:name="__RefHeading__4533_1447342389"/></text:h>
      <text:h text:style-name="Heading_20_2" text:outline-level="2"><text:bookmark-start text:name="__RefHeading__4535_1447342389"/>1.1 ASUS X44C<text:bookmark-end text:name="__RefHeading__4535_1447342389"/></text:h>
      <text:p text:style-name="P16"/>
      <text:list xml:id="list1498473806" text:style-name="L3">
        <text:list-item>
          <text:p text:style-name="P29"><text:span text:style-name="T1">Harga</text:span>: Rp3.300.000</text:p>
        </text:list-item>
        <text:list-item>
          <text:p text:style-name="P29"><text:span text:style-name="T1">Spesifikasi</text:span>: Intel Celeron 1.8 GHz, RAM 512 MB, HDD 320 GB, VGA Intel Onboard, DVD Combo Drive, USB 3.0 + USB 2.0</text:p>
        </text:list-item>
        <text:list-item>
          <text:p text:style-name="P29"><text:span text:style-name="T1">Penggunaan</text:span>: Ubuntu 10.10 sampai Ubuntu 15.04 (per 24 Februari 2016) (100% kompatibel), Fedora 20 (100% kompatibel), gNewsense GNU/Linux (100% kompatibel), Trisquel GNU/Linux (100% kompatibel), hexaboot hingga octaboot OK</text:p>
        </text:list-item>
        <text:list-item>
          <text:p text:style-name="P29"><text:span text:style-name="T1">Keterangan</text:span>: sound card OK (tanpa instal driver), video card OK (tanpa instal driver), touchpad OK (tanpa instal driver), optical drive OK (tanpa instal driver)</text:p>
        </text:list-item>
        <text:list-item>
          <text:p text:style-name="P47"><text:span text:style-name="T19">Pelapor</text:span><text:span text:style-name="T18">: Ade Malsasa Akbar &lt;</text:span><text:a xlink:type="simple" xlink:href="mailto:teknoloid@gmail.com" text:style-name="Internet_20_link"><text:span text:style-name="T18">teknoloid@gmail.com</text:span></text:a><text:span text:style-name="T18">&gt; </text:span></text:p>
        </text:list-item>
      </text:list>
      <text:p text:style-name="P6"/>
      <text:h text:style-name="Heading_20_2" text:outline-level="2"><text:bookmark-start text:name="__RefHeading__4537_1447342389"/>1.2 ASUS X51RL<text:bookmark-end text:name="__RefHeading__4537_1447342389"/></text:h>
      <text:p text:style-name="P16"/>
      <text:list xml:id="list1608669540" text:style-name="L4">
        <text:list-item>
          <text:p text:style-name="P30"><text:span text:style-name="T1">Harga</text:span>: -</text:p>
        </text:list-item>
        <text:list-item>
          <text:p text:style-name="P30"><text:span text:style-name="T1">Spesifikasi</text:span>: Intel(R) Pentium(R) Dual <text:s/>CPU <text:s/>T2330 <text:s/>@ 1.60GHz, HDD 120 GB, ATI Radeon Xpress 110, DVD Multi Recorder.</text:p>
        </text:list-item>
        <text:list-item>
          <text:p text:style-name="P30"><text:span text:style-name="T1">Penggunaan</text:span>: Linux Mint 17.1 (Qiana) Mate Edition.</text:p>
        </text:list-item>
        <text:list-item>
          <text:p text:style-name="P30"><text:span text:style-name="T1">Keterangan</text:span>: OK tanpa install driver (sound card, video card, touchpad, wireless, optical drive), modem (Huawei E3276) hanya bisa dipasang sekali(100% berfungsi) dan tidak bisa dicabut pasang <text:s/>saat sistem berjalan(pada pemasang kedua modem tidak bisa terdeteksi, hanya memori card readernya saja yg berfungsi). Cabut pasang modem pada saat OS berjalan kadang menyebabkan OS tidak bisa restart / shutdown. Jika ingin ganti modem, OS harus shutdown dulu dan baru ganti modem dalam kondisi laptop off.</text:p>
        </text:list-item>
        <text:list-item>
          <text:p text:style-name="P30"><text:span text:style-name="T1">Pelapor</text:span>: Ferry Hidayat &lt;<text:a xlink:type="simple" xlink:href="mailto:eferryday@gmail.com" text:style-name="Internet_20_link">eferryday@gmail.com</text:a>&gt; </text:p>
        </text:list-item>
      </text:list>
      <text:h text:style-name="Heading_20_2" text:outline-level="2"><text:bookmark-start text:name="__RefHeading__4539_1447342389"/><text:soft-page-break/>1.3 ASUS X45 A<text:bookmark-end text:name="__RefHeading__4539_1447342389"/></text:h>
      <text:p text:style-name="P16"/>
      <text:list xml:id="list2145724619" text:style-name="L5">
        <text:list-item>
          <text:p text:style-name="P31"><text:span text:style-name="T1">Harga</text:span>: Rp. 3.600.000,- (Tahun 2013)</text:p>
        </text:list-item>
        <text:list-item>
          <text:p text:style-name="P31"><text:span text:style-name="T1">Spesifikasi</text:span>: <text:s/><text:line-break/>Intel® Celeron® Dual-Core Processor<text:line-break/>Ram DDR 3 2GB (Saya tambah sendiri menjadi 4GB, Hanya tersedia 1 Slot)<text:line-break/>Integrated Intel® HD Graphics<text:line-break/>HDD 500GB<text:line-break/>Multi DVD<text:line-break/>Card Reader (SD/MMC)<text:line-break/>Web Cam<text:line-break/>Wireless 802.11 b/g/n<text:line-break/>1x USB 3.0 1x USB 2.0<text:line-break/>1x RJ45<text:line-break/>1x VGA Port (D-SUB)<text:line-break/>Headphone Jack (Mic dan Speaker menjadi 1, seperti jack handphone)<text:line-break/>1x HDMI Port<text:line-break/>Speaker Altec Lansing<text:line-break/>Layar 14 Inch</text:p>
        </text:list-item>
        <text:list-item>
          <text:p text:style-name="P31"><text:span text:style-name="T1">Penggunaan</text:span>: 2013 s/d Sekarang dengan uji coba beberapa distro<text:line-break/>- Ubuntu (Unity) 11.04 – 14.10 Semua hardware berjalan normal kecuali brightness yang menjadi 100% setelah reboot. (Bug Unity, hanya beberapa laptop yang mengalami hal serupa)<text:line-break/>- Kubuntu Semua Hardware Berjalan normal, tanpa driver tambahan. (100%)<text:line-break/>- OpenSUSE 12.3 (KDE) Semua Hardware Berjalan normal, tanpa driver tambahan. (100%)<text:line-break/>- Elementary OS Semua Hardware Berjalan normal, tanpa driver tambahan. (100%)<text:line-break/>- Fedora 22 Semua Hardware Berjalan normal, tanpa driver tambahan. (100%)<text:line-break/>- Fedora 23 (Hasil Upgrade dari Fedora 22) Semua Hardware Berjalan normal, tanpa driver tambahan. Kecuali Card Reader.</text:p>
        </text:list-item>
        <text:list-item>
          <text:p text:style-name="P31"><text:span text:style-name="T1">Keterangan</text:span>: Overall support semua varian linux tanpa driver tambahan, minus hardware <text:soft-page-break/>(Brighntess dan Card Reader) hanya dialami oleh beberapa distro tertentu saja.</text:p>
        </text:list-item>
        <text:list-item>
          <text:p text:style-name="P31"><text:span text:style-name="T1">Pelapor</text:span>: Sucipto &lt;<text:a xlink:type="simple" xlink:href="mailto:chip@pringstudio.com" text:style-name="Internet_20_link">chip@pringstudio.com</text:a>&gt; </text:p>
        </text:list-item>
      </text:list>
      <text:p text:style-name="P6"/>
      <text:h text:style-name="Heading_20_2" text:outline-level="2"><text:bookmark-start text:name="__RefHeading__4541_1447342389"/>1.4 ASUS A455L<text:bookmark-end text:name="__RefHeading__4541_1447342389"/></text:h>
      <text:p text:style-name="Text_20_body"/>
      <text:list xml:id="list1538685276" text:continue-list="list126026500" text:style-name="L1">
        <text:list-item>
          <text:p text:style-name="P21"><text:span text:style-name="Default_20_Paragraph_20_Font"><text:span text:style-name="T19">Harga</text:span></text:span><text:span text:style-name="Default_20_Paragraph_20_Font"><text:span text:style-name="T18">:</text:span></text:span><text:span text:style-name="Default_20_Paragraph_20_Font"><text:span text:style-name="T20"> Rp7.250.000</text:span></text:span></text:p>
        </text:list-item>
        <text:list-item>
          <text:p text:style-name="P21"><text:span text:style-name="Default_20_Paragraph_20_Font"><text:span text:style-name="T19">Spesifikasi</text:span></text:span><text:span text:style-name="Default_20_Paragraph_20_Font"><text:span text:style-name="T18">:</text:span></text:span><text:span text:style-name="Default_20_Paragraph_20_Font"><text:span text:style-name="T20"> Intel Core i5 1.8 GHz, RAM 4 GB, HDD 500 GB, VGA Nvidia GeForce 820m, DVD Sup MTI, Sound Sonic Master, USB 3.0 + 2 USB 2.0</text:span></text:span></text:p>
        </text:list-item>
        <text:list-item>
          <text:p text:style-name="P21"><text:span text:style-name="Default_20_Paragraph_20_Font"><text:span text:style-name="T19">Penggunaan</text:span></text:span><text:span text:style-name="Default_20_Paragraph_20_Font"><text:span text:style-name="T18">:</text:span></text:span><text:span text:style-name="Default_20_Paragraph_20_Font"><text:span text:style-name="T20"> Ubuntu 14.04 LTS sampai Ubuntu 15.10 (100% kompatibel) dan Archlinux</text:span></text:span></text:p>
        </text:list-item>
        <text:list-item>
          <text:p text:style-name="P21"><text:span text:style-name="Default_20_Paragraph_20_Font"><text:span text:style-name="T19">Keterangan</text:span></text:span><text:span text:style-name="Default_20_Paragraph_20_Font"><text:span text:style-name="T18">:</text:span></text:span><text:span text:style-name="Default_20_Paragraph_20_Font"><text:span text:style-name="T20"> untuk Archlinux butuh konfigurasi pada bagian soundcard walaupun alsamixer sudah terinstal dengan baik</text:span></text:span></text:p>
        </text:list-item>
        <text:list-item>
          <text:p text:style-name="P28"><text:span text:style-name="Default_20_Paragraph_20_Font"><text:span text:style-name="T1">Pelapor</text:span></text:span><text:span text:style-name="Default_20_Paragraph_20_Font">:</text:span><text:span text:style-name="Default_20_Paragraph_20_Font"><text:span text:style-name="T25"> Rayyan Razaq &lt;</text:span></text:span><text:a xlink:type="simple" xlink:href="mailto:razaqe12@gmail.com"><text:span text:style-name="Default_20_Paragraph_20_Font">razaqe12@gmail.com</text:span></text:a><text:span text:style-name="Default_20_Paragraph_20_Font"><text:span text:style-name="T25">&gt; </text:span></text:span></text:p>
        </text:list-item>
      </text:list>
      <text:p text:style-name="P6"><text:span text:style-name="Default_20_Paragraph_20_Font"><text:span text:style-name="T24"/></text:span></text:p>
      <text:h text:style-name="Heading_20_2" text:outline-level="2"><text:bookmark-start text:name="__RefHeading__4543_1447342389"/>1.5 ASUS X555LA<text:bookmark-end text:name="__RefHeading__4543_1447342389"/></text:h>
      <text:p text:style-name="P10"/>
      <text:list xml:id="list229525990" text:style-name="L6">
        <text:list-item>
          <text:p text:style-name="P55"><text:span text:style-name="T1">Harga </text:span>: Rp 5.170.000 (Tahun 2016)</text:p>
        </text:list-item>
        <text:list-item>
          <text:p text:style-name="P35">Spesifikasi <text:span text:style-name="T2">:</text:span> </text:p>
          <text:p text:style-name="P44">Intel® Core i3 Clock Speed 2.0 GHz Quad-core Processor</text:p>
          <text:p text:style-name="P44">4 GB RAM</text:p>
          <text:p text:style-name="P44">500 GB HDD</text:p>
          <text:p text:style-name="P44">Integrated Intel® HD Graphics</text:p>
        </text:list-item>
      </text:list>
      <text:p text:style-name="P7"><text:tab/>1 x RJ45</text:p>
      <text:p text:style-name="P7"><text:tab/>1 x HDMI</text:p>
      <text:p text:style-name="P7"><text:tab/>1 x 2.0 USB Port dan 2 x 3.0 USB Port</text:p>
      <text:p text:style-name="P7"><text:tab/>1 x Audio Port</text:p>
      <text:p text:style-name="P7"><text:tab/>1 x SD-Card Port</text:p>
      <text:p text:style-name="P7"><text:tab/>Multi-DVD</text:p>
      <text:p text:style-name="P7"><text:soft-page-break/><text:tab/>15.6 inch Display</text:p>
      <text:list xml:id="list1196384018" text:style-name="L7">
        <text:list-item>
          <text:p text:style-name="P36">Penggunaan <text:span text:style-name="T2">:</text:span></text:p>
          <text:p text:style-name="P45">Ubuntu 14.04.3 LTS dengan kernel 3.19.0-51-generic dan DE Unity Running OK tanpa driver. Semua Hardware berjalan 100%. Minus saat menjalankan screen brightness setelah instalasi dan tidak bisa deteksi modem Dongle Huawei E3531</text:p>
        </text:list-item>
        <text:list-item>
          <text:p text:style-name="P36"><text:span text:style-name="Default_20_Paragraph_20_Font"><text:span text:style-name="T25">Pelopor </text:span></text:span><text:span text:style-name="Default_20_Paragraph_20_Font"><text:span text:style-name="T27">: Taufik Hidayat &lt;</text:span></text:span><text:a xlink:type="simple" xlink:href="mailto:yumtaufik1997@gmail.com" text:style-name="Internet_20_link"><text:span text:style-name="Default_20_Paragraph_20_Font">yumtaufik1997@gmail.com</text:span></text:a><text:span text:style-name="Default_20_Paragraph_20_Font"><text:span text:style-name="T27">&gt; </text:span></text:span></text:p>
        </text:list-item>
      </text:list>
      <text:p text:style-name="P8"><text:span text:style-name="Default_20_Paragraph_20_Font"><text:span text:style-name="T26"/></text:span></text:p>
      <text:h text:style-name="Heading_20_2" text:outline-level="2"><text:bookmark-start text:name="__RefHeading__4545_1447342389"/><text:span text:style-name="Default_20_Paragraph_20_Font"><text:span text:style-name="T28">1.6 </text:span></text:span><text:span text:style-name="Default_20_Paragraph_20_Font"><text:span text:style-name="T33">ASUS A46CB – WX232D</text:span></text:span><text:bookmark-end text:name="__RefHeading__4545_1447342389"/></text:h>
      <text:p text:style-name="P11"/>
      <text:list xml:id="list1392205724" text:style-name="L8">
        <text:list-item>
          <text:p text:style-name="P50">Harga: Rp7.880.000 (tahun 2013)</text:p>
        </text:list-item>
        <text:list-item>
          <text:p text:style-name="P23"><text:span text:style-name="T30">Spesifikasi: </text:span><text:span text:style-name="T29">Intel Core i5-3337U Turbo Up to 2.7GHz | RAM 4GB | HDD 500 GB SATA 5400 Rpm | VGA Intel Chief River + NVidia GT740M-2GB | 1 x USB 3.0 port + 2 x USB 2.0 port | Ethernet Network Speed : 10/100/1000 Base T | wifi Intregated in IEE 802.11 b/g/n Wifi Standard | Bluetooth Built-in Bluetooth V4.0 (Optional).</text:span></text:p>
        </text:list-item>
        <text:list-item>
          <text:p text:style-name="P23"><text:span text:style-name="T30">Penggunaan: </text:span><text:span text:style-name="Emphasis"><text:span text:style-name="T31">Ubuntu </text:span></text:span><text:span text:style-name="T31">13.04 (</text:span><text:span text:style-name="Emphasis"><text:span text:style-name="T31">Raring Ringtail) Driver berjalan dengan oke, Modem Huawei E1550 berfungsi normal tapi hanya bisa <text:s/>terdetek sekali saja, dan tidak bisa dicabut-pasang ketika system dalam keadaan ON, jika hal itu dilakukan maka laptop harus dishutdown terlebih dahulu (modem dalam keadaan tercolok), baru bisa berfungsi kembali. Selain itu setelah <text:s/>Setting Performance mode NVIDIA, ketika <text:s/>dishutdown, dan dinyalakan kembali maka pengaturan akan kembali default, belum solved hingga pindah ke Ubuntu 14.04 LTS. </text:span></text:span></text:p>
          <text:p text:style-name="P23"><text:span text:style-name="Emphasis"><text:span text:style-name="T32">Ubuntu 14.04</text:span></text:span><text:span text:style-name="Emphasis"><text:span text:style-name="T31"> LTS Trusty Thar - di Ubuntu 14.04 LTS Trusty Tahr ini demua Driver berfungsi normal termasuk Setting Performance mode NVIDIA. Kecuali permasalahan Modem Huawei E1550 yang sebelumnya.</text:span></text:span></text:p>
          <text:p text:style-name="P23"><text:span text:style-name="Emphasis"><text:span text:style-name="T32">Linux Mint 17.2</text:span></text:span><text:span text:style-name="Emphasis"><text:span text:style-name="T31"> Rafela semua fungsi Driver Berjalan normal 100% tanpa kendala hingga sekarang, kecuali Modem Huawei E1550 yang sebelumnya, karena saya tidak menggunakannnya lagi soalnya sudah menggunakan Provider berbasis Fiber Optik.</text:span></text:span></text:p>
        </text:list-item>
        <text:list-item>
          <text:p text:style-name="P26"><text:span text:style-name="Emphasis"><text:span text:style-name="T32">Pelapor</text:span></text:span><text:span text:style-name="Emphasis"><text:span text:style-name="T31">:</text:span></text:span><text:span text:style-name="Emphasis"><text:span text:style-name="T29"> </text:span></text:span><text:span text:style-name="Emphasis"><text:span text:style-name="T31">Hasril Sultan &lt;</text:span></text:span><text:a xlink:type="simple" xlink:href="mailto:asril.chooky@gmail.com" text:style-name="Internet_20_link"><text:span text:style-name="Emphasis"><text:span text:style-name="T31">asril.chooky@gmail.com</text:span></text:span></text:a><text:span text:style-name="Emphasis"><text:span text:style-name="T31">&gt;</text:span></text:span></text:p>
        </text:list-item>
      </text:list>
      <text:p text:style-name="P12"/>
      <text:p text:style-name="P12"><text:soft-page-break/></text:p>
      <text:h text:style-name="Heading_20_2" text:outline-level="2">1.7 ASUS S451LB</text:h>
      <text:p text:style-name="P17"/>
      <text:list xml:id="list173100053" text:style-name="L9">
        <text:list-item>
          <text:p text:style-name="P51"><text:span text:style-name="T1">Harga</text:span> : Rp 6.750.000 (Tahun 2015)</text:p>
        </text:list-item>
        <text:list-item>
          <text:p text:style-name="P51"><text:span text:style-name="T1">Spesifikasi</text:span> : Intel Core i3 4 x 1.7Ghz,4010U-CPU, RAM 4 GB, HDD 500 Gb,NVIDIA GEFORCE 740M 2 x USB 3.0 + 1 x USB 2.0</text:p>
        </text:list-item>
        <text:list-item>
          <text:p text:style-name="P51"><text:span text:style-name="T1">Penggunaan </text:span>: Ubuntu 14.04 LTS – Ubuntu 15.10 kompatibel kecuali untuk pengaturan brightness biasanya menggunakan Windows menekan tombol fn+F5/F6 tetapi jika memakai Ubuntu harus manual ke Settings.</text:p>
        </text:list-item>
        <text:list-item>
          <text:p text:style-name="P51"><text:span text:style-name="T1">Pelapor</text:span> : Muhammad Yuga Nugraha &lt;<text:span text:style-name="T35">myugan59@gmail.com</text:span>&gt;</text:p>
        </text:list-item>
      </text:list>
      <text:p text:style-name="P13"/>
      <text:p text:style-name="P8"><text:span text:style-name="Default_20_Paragraph_20_Font"><text:span text:style-name="T27"/></text:span></text:p>
      <text:h text:style-name="P61" text:outline-level="1"><text:bookmark-start text:name="__RefHeading__4547_1447342389"/>Bab 2 ACER<text:bookmark-end text:name="__RefHeading__4547_1447342389"/></text:h>
      <text:p text:style-name="P16"/>
      <text:h text:style-name="Heading_20_2" text:outline-level="2"><text:bookmark-start text:name="__RefHeading__4549_1447342389"/>2.1 ACER E1-471G<text:bookmark-end text:name="__RefHeading__4549_1447342389"/></text:h>
      <text:p text:style-name="P15"/>
      <text:list xml:id="list1943207089" text:style-name="L10">
        <text:list-item>
          <text:p text:style-name="P27"><text:span text:style-name="Default_20_Paragraph_20_Font"><text:span text:style-name="T19">Harga</text:span></text:span><text:span text:style-name="Default_20_Paragraph_20_Font"><text:span text:style-name="T18">: Rp 5.300.000 (dari internet, harga baru), beli second kemarin Rp 3.500.000</text:span></text:span></text:p>
        </text:list-item>
        <text:list-item>
          <text:p text:style-name="P27"><text:span text:style-name="Default_20_Paragraph_20_Font"><text:span text:style-name="T19">Spesifikasi</text:span></text:span><text:span text:style-name="Default_20_Paragraph_20_Font"><text:span text:style-name="T18">: Intel Core- i3 2328M 2.2GHz, RAM 4 GB, HDD 500 GB, VGA Intel HD Graphics + Nvidia GeForce 630m 1 GB, DVD oke, USB 3.0 + USB 2.0</text:span></text:span></text:p>
        </text:list-item>
        <text:list-item>
          <text:p text:style-name="P27"><text:span text:style-name="Default_20_Paragraph_20_Font"><text:span text:style-name="T19">Penggunaan</text:span></text:span><text:span text:style-name="Default_20_Paragraph_20_Font"><text:span text:style-name="T18">: Ubuntu 12.04 dan Ubuntu 14.04 (kompatibel 100%), Mint 17.1 Rebecca (kompatibel 100%), Kali 1.1.0 a (kompatibel 100%), Kali Sana 2.0 (kompatibel 100%)</text:span></text:span></text:p>
        </text:list-item>
        <text:list-item>
          <text:p text:style-name="P27"><text:span text:style-name="Default_20_Paragraph_20_Font"><text:span text:style-name="T19">Keterangan</text:span></text:span><text:span text:style-name="Default_20_Paragraph_20_Font"><text:span text:style-name="T18">: sound card OK (tanpa instal driver), video card OK (tanpa instal driver), touchpad OK (tanpa instal driver), optical drive OK (tanpa instal driver), nvidia driver nggak pernah instal</text:span></text:span></text:p>
        </text:list-item>
        <text:list-item>
          <text:p text:style-name="P27"><text:span text:style-name="Default_20_Paragraph_20_Font"><text:span text:style-name="T19">Pelapor</text:span></text:span><text:span text:style-name="Default_20_Paragraph_20_Font"><text:span text:style-name="T18">: Muhammad Syariful Ali &lt;</text:span></text:span><text:a xlink:type="simple" xlink:href="mailto:avistudcorp@gmail.com" text:style-name="Internet_20_link"><text:span text:style-name="Default_20_Paragraph_20_Font"><text:span text:style-name="T18">avistudcorp@gmail.com</text:span></text:span></text:a><text:span text:style-name="Default_20_Paragraph_20_Font"><text:span text:style-name="T18">&gt; </text:span></text:span></text:p>
        </text:list-item>
      </text:list>
      <text:p text:style-name="P6"/>
      <text:h text:style-name="Heading_20_2" text:outline-level="2"><text:bookmark-start text:name="__RefHeading__4551_1447342389"/>2.2 ACER Aspire E5-421<text:bookmark-end text:name="__RefHeading__4551_1447342389"/></text:h>
      <text:p text:style-name="P16"/>
      <text:list xml:id="list555859048" text:style-name="L11">
        <text:list-item>
          <text:p text:style-name="P32"><text:span text:style-name="T1">Harga</text:span>: Rp 4.200.000</text:p>
        </text:list-item>
        <text:list-item>
          <text:p text:style-name="P32"><text:span text:style-name="T1">Spesifikasi</text:span>: AMD Quad-core E2-6110 (1.50 GHz), Ram 2GB DDR3, HDD 500 GB, VGA AMD Radeon R2</text:p>
        </text:list-item>
        <text:list-item>
          <text:p text:style-name="P32"><text:span text:style-name="T1">Penggunaan</text:span>: elementary OS Luna s/d Freya (per Oktober 2015) (100% Kompatibel), Kubuntu 14.04 s/d 14.10 (100% Kompatibel) </text:p>
        </text:list-item>
        <text:list-item>
          <text:p text:style-name="P32"><text:span text:style-name="T1">Keterangan</text:span>: elementary OS (all driver OK, tanpa installasi driver, startup blank/bootscreen elementary tidak muncul), Kubuntu (driver OK kecuali Wifi harus installasi driver broadcom, bootscreen kubuntu lancar)</text:p>
        </text:list-item>
        <text:list-item>
          <text:p text:style-name="P48"><text:span text:style-name="T19">Pelapor</text:span><text:span text:style-name="T18">: Andree Christian Yulianto &lt;</text:span><text:a xlink:type="simple" xlink:href="mailto:andreechristianyulianto@gmail.com" text:style-name="Internet_20_link"><text:span text:style-name="T18">andreechristianyulianto@gmail.com</text:span></text:a><text:span text:style-name="T18">&gt; </text:span></text:p>
        </text:list-item>
      </text:list>
      <text:p text:style-name="P6"/>
      <text:h text:style-name="Heading_20_2" text:outline-level="2"><text:bookmark-start text:name="__RefHeading__4553_1447342389"/><text:soft-page-break/>2.3 ACER Aspire V3-471G-53214G75Makk<text:bookmark-end text:name="__RefHeading__4553_1447342389"/></text:h>
      <text:p text:style-name="P16"/>
      <text:list xml:id="list450953881" text:continue-list="list1498473806" text:style-name="L3">
        <text:list-item>
          <text:p text:style-name="P29"><text:span text:style-name="T1">Harga</text:span>: Rp. 8.000.000 (Tahun 2012)</text:p>
        </text:list-item>
        <text:list-item>
          <text:p text:style-name="P29"><text:span text:style-name="T1">Spesifikasi</text:span>: <text:span text:style-name="Default_20_Paragraph_20_Font"><text:s/></text:span></text:p>
          <text:p text:style-name="P29"><text:span text:style-name="Default_20_Paragraph_20_Font">- Intel</text:span><text:span text:style-name="Default_20_Paragraph_20_Font"><text:span text:style-name="T23">®</text:span></text:span><text:span text:style-name="Default_20_Paragraph_20_Font"> Core</text:span><text:span text:style-name="Default_20_Paragraph_20_Font"><text:span text:style-name="T22">TM</text:span></text:span><text:span text:style-name="Default_20_Paragraph_20_Font"> i</text:span><text:span text:style-name="Default_20_Paragraph_20_Font">7-3612Q</text:span><text:span text:style-name="Default_20_Paragraph_20_Font">M 2.</text:span><text:span text:style-name="Default_20_Paragraph_20_Font">1</text:span><text:span text:style-name="Default_20_Paragraph_20_Font">GHz </text:span><text:span text:style-name="Default_20_Paragraph_20_Font">x 4 cores</text:span><text:span text:style-name="Default_20_Paragraph_20_Font">, </text:span><text:span text:style-name="Default_20_Paragraph_20_Font">Hyper-Threading, Turbo Boost 3.1GHz</text:span></text:p>
          <text:p text:style-name="P29"><text:span text:style-name="Default_20_Paragraph_20_Font">- RAM 4 GB, HDD </text:span><text:span text:style-name="Default_20_Paragraph_20_Font">750</text:span><text:span text:style-name="Default_20_Paragraph_20_Font"> GB</text:span></text:p>
          <text:p text:style-name="P29"><text:span text:style-name="Default_20_Paragraph_20_Font">- VGA Intel </text:span><text:span text:style-name="Default_20_Paragraph_20_Font">3</text:span><text:span text:style-name="Default_20_Paragraph_20_Font"><text:span text:style-name="T22">rd</text:span></text:span><text:span text:style-name="Default_20_Paragraph_20_Font"> Gen </text:span><text:span text:style-name="Default_20_Paragraph_20_Font">Graphics </text:span><text:span text:style-name="Default_20_Paragraph_20_Font">Controller</text:span><text:span text:style-name="Default_20_Paragraph_20_Font"> + Nvidia GeForce </text:span><text:span text:style-name="Default_20_Paragraph_20_Font">GT </text:span><text:span text:style-name="Default_20_Paragraph_20_Font">630</text:span><text:span text:style-name="Default_20_Paragraph_20_Font">M</text:span><text:span text:style-name="Default_20_Paragraph_20_Font"> </text:span><text:span text:style-name="Default_20_Paragraph_20_Font">2</text:span><text:span text:style-name="Default_20_Paragraph_20_Font"> GB</text:span></text:p>
          <text:p text:style-name="P29"><text:span text:style-name="Default_20_Paragraph_20_Font">- </text:span><text:span text:style-name="Default_20_Paragraph_20_Font">Slimetype </text:span><text:span text:style-name="Default_20_Paragraph_20_Font">DVD </text:span><text:span text:style-name="Default_20_Paragraph_20_Font">writer</text:span></text:p>
          <text:p text:style-name="P29"><text:span text:style-name="Default_20_Paragraph_20_Font">- USB 3.0 + USB 2.0, </text:span><text:span text:style-name="Default_20_Paragraph_20_Font">Card Reader</text:span></text:p>
          <text:p text:style-name="P29"><text:span text:style-name="Default_20_Paragraph_20_Font">- </text:span><text:span text:style-name="Default_20_Paragraph_20_Font">Wifi Qualcomm Atheros AR9462</text:span></text:p>
          <text:p text:style-name="P29"><text:span text:style-name="Default_20_Paragraph_20_Font">- </text:span><text:span text:style-name="Default_20_Paragraph_20_Font">LAN Realtek RTL8111</text:span></text:p>
          <text:p text:style-name="P24"><text:span text:style-name="Default_20_Paragraph_20_Font"><text:span text:style-name="T18">- </text:span></text:span><text:span text:style-name="Default_20_Paragraph_20_Font">Acer Crystal Eye high-def webcam</text:span></text:p>
        </text:list-item>
        <text:list-item>
          <text:p text:style-name="P29"><text:span text:style-name="T1">Penggunaan</text:span>: </text:p>
          <text:p text:style-name="P29">Linux Mint 13 Maya hingga 17.2 Rafaela x86_64 (Feb 2016)</text:p>
          <text:p text:style-name="P29">- Dapat berjalan normal tanpa tambahan driver.</text:p>
          <text:p text:style-name="P29">- Brightness dimulai dengan paling terang setiap reboot (100%)</text:p>
          <text:p text:style-name="P24"><text:span text:style-name="T18">Fedora</text:span><text:span text:style-name="T18"> </text:span><text:span text:style-name="T18">22 </text:span><text:span text:style-name="T18">secara </text:span><text:span text:style-name="T18">keseluruhan berjalan normal termasuk brightness </text:span><text:span text:style-name="T18">tanpa tambahan driver.</text:span></text:p>
        </text:list-item>
        <text:list-item>
          <text:p text:style-name="P29"><text:span text:style-name="T1">Keterangan</text:span>:</text:p>
          <text:p text:style-name="P29">- Graphic accelerator secara default menggunakan Intel® HD Graphics 4000, masih memungkinkan untuk penggunaan standar (document editing dan memainkan file video). Install bumblebee dan nvidia driver untuk memungkinkan graphic switching dan fitur Nvidia Optimus.</text:p>
        </text:list-item>
        <text:list-item>
          <text:p text:style-name="P29"><text:span text:style-name="T1">Pelapor</text:span>: Dimas Toha Pramawitra &lt;<text:a xlink:type="simple" xlink:href="mailto:dms.pram@gmail.com">dms.pram@gmail.com</text:a>&gt;</text:p>
        </text:list-item>
      </text:list>
      <text:p text:style-name="P6"/>
      <text:h text:style-name="Heading_20_2" text:outline-level="2"><text:bookmark-start text:name="__RefHeading__4555_1447342389"/>2.4 ACER V5-471G<text:bookmark-end text:name="__RefHeading__4555_1447342389"/></text:h>
      <text:p text:style-name="Text_20_body"/>
      <text:list xml:id="list1412198112" text:continue-list="list1538685276" text:style-name="L1">
        <text:list-item>
          <text:p text:style-name="P56"><text:span text:style-name="Default_20_Paragraph_20_Font"><text:span text:style-name="T19">Harga</text:span></text:span><text:span text:style-name="Default_20_Paragraph_20_Font"><text:span text:style-name="T18">:</text:span></text:span><text:span text:style-name="Default_20_Paragraph_20_Font"><text:span text:style-name="T20"> Rp8.000.000</text:span></text:span></text:p>
        </text:list-item>
        <text:list-item>
          <text:p text:style-name="P21"><text:span text:style-name="Default_20_Paragraph_20_Font"><text:span text:style-name="T19">Spesifikasi</text:span></text:span><text:span text:style-name="Default_20_Paragraph_20_Font"><text:span text:style-name="T18">: Intel Core i3 1,4 GHz</text:span></text:span><text:span text:style-name="Default_20_Paragraph_20_Font"><text:span text:style-name="T20">, RAM 4 GB, HDD 500 GB, VGA Nvidia GeForce 620m, DVD, Sound Dolby Surround, USB 3.0 + 2 USB 2.0</text:span></text:span></text:p>
        </text:list-item>
        <text:list-item>
          <text:p text:style-name="P21"><text:soft-page-break/><text:span text:style-name="Default_20_Paragraph_20_Font"><text:span text:style-name="T19">Penggunaan</text:span></text:span><text:span text:style-name="Default_20_Paragraph_20_Font"><text:span text:style-name="T18">:</text:span></text:span><text:span text:style-name="Default_20_Paragraph_20_Font"><text:span text:style-name="T20"> Ubuntu 14.04 LTS sampai 15.04 dan Archlinux</text:span></text:span></text:p>
        </text:list-item>
        <text:list-item>
          <text:p text:style-name="P21"><text:span text:style-name="Default_20_Paragraph_20_Font"><text:span text:style-name="T19">Keterangan</text:span></text:span><text:span text:style-name="Default_20_Paragraph_20_Font"><text:span text:style-name="T18">:</text:span></text:span><text:span text:style-name="Default_20_Paragraph_20_Font"><text:span text:style-name="T20"> tidak kompatibel dengan linux 100% terutama pada system bus yang bermasalah sehingga menyebabkan laptop untuk restart daripada shutdown, silahkan lihat penjelasan disini </text:span></text:span><text:a xlink:type="simple" xlink:href="https://www.behnke.io/fedora-17-on-an-aspire-v5-571-reboot-on-shutdown/" office:target-frame-name="_top" xlink:show="replace"><text:span text:style-name="Hyperlink"><text:span text:style-name="T20">https://www.behnke.io/fedora-17-on-an-aspire-v5-571-reboot-on-shutdown/</text:span></text:span></text:a><text:span text:style-name="Default_20_Paragraph_20_Font"><text:span text:style-name="T20">, dan <text:s/>khusus untuk archlinux butuh konfigurasi lebih lanjut pada touchpad, walaupun sudah terinstall driver</text:span></text:span></text:p>
        </text:list-item>
        <text:list-item>
          <text:p text:style-name="P28"><text:span text:style-name="Default_20_Paragraph_20_Font"><text:span text:style-name="T1">Pelapor</text:span></text:span><text:span text:style-name="Default_20_Paragraph_20_Font">:</text:span><text:span text:style-name="Default_20_Paragraph_20_Font"><text:span text:style-name="T25"> Rayyan Razaq &lt;</text:span></text:span><text:a xlink:type="simple" xlink:href="mailto:razaqe12@gmail.com"><text:span text:style-name="Default_20_Paragraph_20_Font">razaqe12@gmail.com</text:span></text:a><text:span text:style-name="Default_20_Paragraph_20_Font"><text:span text:style-name="T25">&gt; </text:span></text:span></text:p>
        </text:list-item>
      </text:list>
      <text:h text:style-name="P61" text:outline-level="1"><text:bookmark-start text:name="__RefHeading__4557_1447342389"/>Bab 3 TOSHIBA<text:bookmark-end text:name="__RefHeading__4557_1447342389"/></text:h>
      <text:p text:style-name="P16"/>
      <text:h text:style-name="P63" text:outline-level="2"><text:bookmark-start text:name="__RefHeading__4559_1447342389"/>3.1 TOSHIBA ???<text:bookmark-end text:name="__RefHeading__4559_1447342389"/></text:h>
      <text:p text:style-name="P16"/>
      <text:list xml:id="list658932142" text:continue-list="list450953881" text:style-name="L3">
        <text:list-item>
          <text:p text:style-name="P29"><text:span text:style-name="T1">Harga</text:span>: </text:p>
        </text:list-item>
        <text:list-item>
          <text:p text:style-name="P29"><text:span text:style-name="T1">Spesifikasi</text:span>: </text:p>
        </text:list-item>
        <text:list-item>
          <text:p text:style-name="P29"><text:span text:style-name="T1">Penggunaan</text:span>: </text:p>
        </text:list-item>
        <text:list-item>
          <text:p text:style-name="P29"><text:span text:style-name="T1">Keterangan</text:span>: </text:p>
        </text:list-item>
        <text:list-item>
          <text:p text:style-name="P29"><text:span text:style-name="T1">Pelapor</text:span>: </text:p>
        </text:list-item>
      </text:list>
      <text:p text:style-name="P6"/>
      <text:h text:style-name="P63" text:outline-level="2"><text:bookmark-start text:name="__RefHeading__4561_1447342389"/>3.2 TOSHIBA ???<text:bookmark-end text:name="__RefHeading__4561_1447342389"/></text:h>
      <text:p text:style-name="P16"/>
      <text:list xml:id="list1105459744" text:continue-numbering="true" text:style-name="L3">
        <text:list-item>
          <text:p text:style-name="P29"><text:span text:style-name="T1">Harga</text:span>: </text:p>
        </text:list-item>
        <text:list-item>
          <text:p text:style-name="P29"><text:span text:style-name="T1">Spesifikasi</text:span>: </text:p>
        </text:list-item>
        <text:list-item>
          <text:p text:style-name="P29"><text:span text:style-name="T1">Penggunaan</text:span>: </text:p>
        </text:list-item>
        <text:list-item>
          <text:p text:style-name="P29"><text:span text:style-name="T1">Keterangan</text:span>: </text:p>
        </text:list-item>
        <text:list-item>
          <text:p text:style-name="P29"><text:span text:style-name="T1">Pelapor</text:span>: </text:p>
        </text:list-item>
      </text:list>
      <text:p text:style-name="P6"/>
      <text:h text:style-name="P63" text:outline-level="2"><text:bookmark-start text:name="__RefHeading__4563_1447342389"/>3.3 TOSHIBA ???<text:bookmark-end text:name="__RefHeading__4563_1447342389"/></text:h>
      <text:p text:style-name="P16"/>
      <text:list xml:id="list1400665096" text:continue-numbering="true" text:style-name="L3">
        <text:list-item>
          <text:p text:style-name="P29"><text:span text:style-name="T1">Harga</text:span>: </text:p>
        </text:list-item>
        <text:list-item>
          <text:p text:style-name="P29"><text:span text:style-name="T1">Spesifikasi</text:span>: </text:p>
        </text:list-item>
        <text:list-item>
          <text:p text:style-name="P29"><text:span text:style-name="T1">Penggunaan</text:span>: </text:p>
        </text:list-item>
        <text:list-item>
          <text:p text:style-name="P29"><text:span text:style-name="T1">Keterangan</text:span>: </text:p>
        </text:list-item>
        <text:list-item>
          <text:p text:style-name="P29"><text:span text:style-name="T1">Pelapor</text:span>: </text:p>
        </text:list-item>
      </text:list>
      <text:h text:style-name="P61" text:outline-level="1"><text:bookmark-start text:name="__RefHeading__4565_1447342389"/>Bab 4 SONY<text:bookmark-end text:name="__RefHeading__4565_1447342389"/></text:h>
      <text:p text:style-name="P16"/>
      <text:h text:style-name="P63" text:outline-level="2"><text:bookmark-start text:name="__RefHeading__4567_1447342389"/>4.1 SONY ???<text:bookmark-end text:name="__RefHeading__4567_1447342389"/></text:h>
      <text:p text:style-name="P16"/>
      <text:list xml:id="list1088410456" text:continue-numbering="true" text:style-name="L3">
        <text:list-item>
          <text:p text:style-name="P29"><text:span text:style-name="T1">Harga</text:span>: </text:p>
        </text:list-item>
        <text:list-item>
          <text:p text:style-name="P29"><text:span text:style-name="T1">Spesifikasi</text:span>: </text:p>
        </text:list-item>
        <text:list-item>
          <text:p text:style-name="P29"><text:span text:style-name="T1">Penggunaan</text:span>: </text:p>
        </text:list-item>
        <text:list-item>
          <text:p text:style-name="P29"><text:span text:style-name="T1">Keterangan</text:span>: </text:p>
        </text:list-item>
        <text:list-item>
          <text:p text:style-name="P29"><text:span text:style-name="T1">Pelapor</text:span>: </text:p>
        </text:list-item>
      </text:list>
      <text:p text:style-name="P6"/>
      <text:h text:style-name="P63" text:outline-level="2"><text:bookmark-start text:name="__RefHeading__4569_1447342389"/>4.2 SONY ???<text:bookmark-end text:name="__RefHeading__4569_1447342389"/></text:h>
      <text:p text:style-name="P16"/>
      <text:list xml:id="list1178685734" text:continue-numbering="true" text:style-name="L3">
        <text:list-item>
          <text:p text:style-name="P29"><text:span text:style-name="T1">Harga</text:span>: </text:p>
        </text:list-item>
        <text:list-item>
          <text:p text:style-name="P29"><text:span text:style-name="T1">Spesifikasi</text:span>: </text:p>
        </text:list-item>
        <text:list-item>
          <text:p text:style-name="P29"><text:span text:style-name="T1">Penggunaan</text:span>: </text:p>
        </text:list-item>
        <text:list-item>
          <text:p text:style-name="P29"><text:span text:style-name="T1">Keterangan</text:span>: </text:p>
        </text:list-item>
        <text:list-item>
          <text:p text:style-name="P29"><text:span text:style-name="T1">Pelapor</text:span>: </text:p>
        </text:list-item>
      </text:list>
      <text:h text:style-name="P61" text:outline-level="1"><text:bookmark-start text:name="__RefHeading__4571_1447342389"/>Bab 5 Lenovo<text:bookmark-end text:name="__RefHeading__4571_1447342389"/></text:h>
      <text:p text:style-name="Standard"/>
      <text:h text:style-name="Heading_20_2" text:outline-level="2"><text:bookmark-start text:name="__RefHeading__4573_1447342389"/>5.1 Lenovo B475<text:bookmark-end text:name="__RefHeading__4573_1447342389"/></text:h>
      <text:p text:style-name="P15"/>
      <text:list xml:id="list690222987" text:style-name="L12">
        <text:list-item>
          <text:p text:style-name="P46">Harga: <text:span text:style-name="T2">Beli second dengan harga Rp. 2.450.000,- </text:span></text:p>
        </text:list-item>
        <text:list-item>
          <text:p text:style-name="P41"><text:span text:style-name="T21">Spesifikasi: </text:span><text:span text:style-name="T5">CPU : AMD A6-3400M APU (Llano) 1.4GHz Up To 2.3GHz 4MB L2 Cache, Chipset : AMD Hudson-M2, AMD K12 RAM : 2x SO-DIMM DDR3 2GB <text:s/>Max Memory Up To 8GB (sudah saya upgrade jadi 4GB), HDD : Seagate 500GB 5400RPM, GPU: AMD Radeon HD6520G 512MB, Audio : Realtek HD Audio, LAN : Realtek Gigabit LAN (10/100/1000Mbps), WLAN : Ralink 802.11b/g/n, Fitur lain : DVDRW Supermulti, Cardreader Multi, Camera VGA, Touchpad multi-gesture, OneKey Rescue System, Port : 3x USB 2.0, jack Audio, Jack Mic, port HDMI, port D-Sub (VGA), port LAN, port eSATA+USB, Kensington Lock.</text:span></text:p>
        </text:list-item>
        <text:list-item>
          <text:p text:style-name="P42"><text:span text:style-name="T8">Penggunaan: </text:span><text:span text:style-name="T5">Ubuntu 12.04 (100% kompatibel), Ubuntu 14.04 (100% kompatibel), BlankOn 8 Rote (install kernel PAE untuk memfungsikan CPU Core dan 100% kompatibel), Debian 7 &amp; 8 (layar monitor tidak menyala ketika selesai instalasi), Kali Linux 1.0.6 dan 1.0.9A (100% kompatibel), Back|Track 3 R5 (100% kompatibel), FreeBSD 10.1 &amp; 10.2 (audio masih belum bisa dikontrol besar-kecilnya output, selain itu 100% kompatibel), Manjaro (100% kompatibel), <text:s/>Zorin 10 (100% kompatibel), Centos 7 (100% kompatibel).</text:span><text:span text:style-name="T7"> </text:span></text:p>
        </text:list-item>
        <text:list-item>
          <text:p text:style-name="P37"><text:span text:style-name="T3">Keterangan: </text:span><text:span text:style-name="T4">Kali Linux &amp; Back|Track 3 R5 <text:s text:c="2"/>menggunakan arsitektur x86 <text:s/>dan distro lainnya menggunakan X86_64. </text:span></text:p>
        </text:list-item>
        <text:list-item>
          <text:p text:style-name="P49"><text:span text:style-name="T9">Pelapor: </text:span><text:span text:style-name="T10">Slamet Mugiono &lt; </text:span><text:a xlink:type="simple" xlink:href="mailto:broilingroad@gmail.com" text:style-name="Internet_20_link"><text:span text:style-name="T18">broilingroad@gmail.com</text:span></text:a><text:span text:style-name="T10"> &gt;</text:span></text:p>
        </text:list-item>
      </text:list>
      <text:p text:style-name="P9"/>
      <text:h text:style-name="P63" text:outline-level="2"><text:bookmark-start text:name="__RefHeading__4575_1447342389"/>5.2 Lenovo ???<text:bookmark-end text:name="__RefHeading__4575_1447342389"/></text:h>
      <text:p text:style-name="P15"/>
      <text:list xml:id="list260006149" text:continue-list="list1178685734" text:style-name="L3">
        <text:list-item>
          <text:p text:style-name="P29"><text:span text:style-name="T1">Harga</text:span>: </text:p>
        </text:list-item>
        <text:list-item>
          <text:p text:style-name="P29"><text:span text:style-name="T1">Spesifikasi</text:span>: </text:p>
        </text:list-item>
        <text:list-item>
          <text:p text:style-name="P29"><text:soft-page-break/><text:span text:style-name="T1">Penggunaan</text:span>: </text:p>
        </text:list-item>
        <text:list-item>
          <text:p text:style-name="P29"><text:span text:style-name="T1">Keterangan</text:span>: </text:p>
        </text:list-item>
        <text:list-item>
          <text:p text:style-name="P38"><text:span text:style-name="T3">Pelapor</text:span><text:span text:style-name="T4">: </text:span></text:p>
        </text:list-item>
      </text:list>
      <text:p text:style-name="P9"/>
      <text:h text:style-name="Heading_20_2" text:outline-level="2"><text:bookmark-start text:name="__RefHeading__4577_1447342389"/>5.2 Lenovo ???<text:bookmark-end text:name="__RefHeading__4577_1447342389"/></text:h>
      <text:p text:style-name="P15"/>
      <text:list xml:id="list60534999" text:continue-numbering="true" text:style-name="L3">
        <text:list-item>
          <text:p text:style-name="P29"><text:span text:style-name="T1">Harga</text:span>: </text:p>
        </text:list-item>
        <text:list-item>
          <text:p text:style-name="P29"><text:span text:style-name="T1">Spesifikasi</text:span>: </text:p>
        </text:list-item>
        <text:list-item>
          <text:p text:style-name="P29"><text:span text:style-name="T1">Penggunaan</text:span>: </text:p>
        </text:list-item>
        <text:list-item>
          <text:p text:style-name="P29"><text:span text:style-name="T1">Keterangan</text:span>: </text:p>
        </text:list-item>
        <text:list-item>
          <text:p text:style-name="P38"><text:span text:style-name="T3">Pelapor</text:span><text:span text:style-name="T4">: </text:span></text:p>
        </text:list-item>
      </text:list>
      <text:h text:style-name="P62" text:outline-level="1"><text:bookmark-start text:name="__RefHeading__4579_1447342389"/>BAB 6 MSI<text:bookmark-end text:name="__RefHeading__4579_1447342389"/></text:h>
      <text:h text:style-name="P64" text:outline-level="2"><text:bookmark-start text:name="__RefHeading__4581_1447342389"/>6.1 MSI CR41<text:bookmark-end text:name="__RefHeading__4581_1447342389"/></text:h>
      <text:list xml:id="list682160449" text:style-name="L13">
        <text:list-item>
          <text:p text:style-name="P43"><text:span text:style-name="T3">Harga: </text:span><text:span text:style-name="T4">Rp 4.500.000 (tahun 2013)</text:span></text:p>
        </text:list-item>
        <text:list-item>
          <text:p text:style-name="P43"><text:span text:style-name="T3">Spesifikasi: </text:span><text:span text:style-name="T4">Intel Core i3-3110M, RAM 2GB, HDD 500GB, VGA Integrated Intel HD Graphics, DVD Super Multi, Bluetooth 4.0, USB 2.0 + 3.0, Card reader, Web cam 1.3M, Speaker SRS PC Sound, HDMI 1.4, D-sub, Wireless 802.11 b/g/n, touchpad multi-touch</text:span></text:p>
        </text:list-item>
        <text:list-item>
          <text:p text:style-name="P43"><text:span text:style-name="T3">Penggunaan:</text:span><text:span text:style-name="T4"> Fedora 19, openSUSE 13.1 (2013-2014), Manjaro, Gentoo 99.99% kompatibel. FreeBSD 10.1 (2014-2015), kompatibilitas semua komponen tidak sempat dipastikan.</text:span></text:p>
        </text:list-item>
        <text:list-item>
          <text:p text:style-name="P43"><text:span text:style-name="T3">Keterangan: </text:span><text:span text:style-name="T6">Semua perangkat termasuk modem Huawei E173 lancar, kecuali Bluetooth (bisa diakali dengan FUSE) dan brightness layar (tanpa baterai, kecerahan layar kembali 30%). Konfigurasi kernel Linux Gentoo saya unggah di </text:span><text:a xlink:type="simple" xlink:href="http://s.id/config4115" text:style-name="Internet_20_link">http://s.id/config4115</text:a><text:span text:style-name="T6">, konfigurasi tersebut bisa menggambarkan <text:s/>dukungan Linux terhadap laptop ini. Di FreeBSD 10.1 koneksi Wi-Fi 100% lancar, Huawei E173 berhasil dialihkan jadi modem (tapi tidak sempat di koneksikan ke internet), lainnya tidak sempat dicoba.</text:span></text:p>
        </text:list-item>
        <text:list-item>
          <text:p text:style-name="P52"><text:span text:style-name="T13">Pelapor</text:span><text:span text:style-name="T11">: Ramdziana Feri Yustitianto </text:span>&lt;<text:a xlink:type="simple" xlink:href="mailto:ramdzian@gmail.com" text:style-name="Internet_20_link">ramdzian@gmail.com</text:a>&gt; </text:p>
        </text:list-item>
      </text:list>
      <text:h text:style-name="P61" text:outline-level="1">BAB 7 HP</text:h>
      <text:p text:style-name="Text_20_body"/>
      <text:h text:style-name="Heading_20_2" text:outline-level="2">1.7 HP 14 r-017TX</text:h>
      <text:p text:style-name="Standard"/>
      <text:list xml:id="list1594847032" text:style-name="L14">
        <text:list-item>
          <text:p text:style-name="P33"><text:span text:style-name="T1">Harga</text:span>: Sekitar 4,9 Juta (2015)</text:p>
        </text:list-item>
        <text:list-item>
          <text:p text:style-name="P25"><text:span text:style-name="T19">Spesifikasi</text:span><text:span text:style-name="T18">: 1.9 GHz Intel Core i3-4030U with Intel HD Graphics 4400, RAM 2 GB, VGA </text:span>NVIDIA GeForce 820M (2 GB DDR3 dedicated, 500 GB 5400 rpm SATA, 802.11b/g/n (1x1) and Bluetooth 4.0 combo (Ralink RT3290).</text:p>
        </text:list-item>
        <text:list-item>
          <text:p text:style-name="P33"><text:span text:style-name="T1">Penggunaan</text:span>: Archlinux, dan sudah dites beberapa distro Linux lainnya 100% Kompatibel. </text:p>
        </text:list-item>
        <text:list-item>
          <text:p text:style-name="P33"><text:span text:style-name="T1">Keterangan</text:span>: 100% Kompatibel dengan GNU/Linux, hanya satu masalah yakni bluetooth menggunakan Ralink RT3290 tidak bisa diberbagai distro Linux. Untuk driver NVIDIA Optimus saya menggunakan Bumblebee dan Alhamdulillah lancar di Archlinux dan Ubuntu (yang sudah dites)</text:p>
        </text:list-item>
        <text:list-item>
          <text:p text:style-name="P39"><text:span text:style-name="T3">Pelapor</text:span><text:span text:style-name="T4">: Ali &lt;</text:span><text:a xlink:type="simple" xlink:href="mailto:admin@situsali.com" text:style-name="Internet_20_link"><text:span text:style-name="T2">admin@situsali.com</text:span></text:a><text:span text:style-name="T4">&gt;</text:span></text:p>
        </text:list-item>
      </text:list>
      <text:h text:style-name="P61" text:outline-level="1">BAB 8 Fujitsu</text:h>
      <text:p text:style-name="Standard"/>
      <text:h text:style-name="Heading_20_2" text:outline-level="2">1.8 Fujitsu LH532</text:h>
      <text:p text:style-name="Standard"/>
      <text:list xml:id="list359406714" text:continue-numbering="true" text:style-name="L14">
        <text:list-item>
          <text:p text:style-name="P33"><text:span text:style-name="T1">Harga</text:span>: Sekitar 4,5 Juta (2014)</text:p>
        </text:list-item>
        <text:list-item>
          <text:p text:style-name="P25"><text:span text:style-name="T19">Spesifikasi</text:span><text:span text:style-name="T18">: Intel® Core™ i3-3110M (3MB cache, 2.40 GHz) , RAM 2 GB, VGA Intel® HD Graphics 4000</text:span>, 320 GB 5400 rpm SATA, 802.11b/g/n (1x1) and Bluetooth 4.0 combo (Ralink RT3290). Realtek® ALC269 HD audio codec with Dual Built-in DTS</text:p>
        </text:list-item>
        <text:list-item>
          <text:p text:style-name="P33"><text:span text:style-name="T1">Penggunaan</text:span>: Archlinux, dan sudah dites beberapa distro Linux lainnya 90% Kompatibel. </text:p>
        </text:list-item>
        <text:list-item>
          <text:p text:style-name="P33"><text:span text:style-name="T1">Keterangan</text:span>: 90% Kompatibel dengan GNU/Linux, bluetooth menggunakan Ralink RT3290 tidak bisa diberbagai distro Linux, kemudian masalah Wifi yang terkadang tidak terdeteksi di kernel baru hanya bisa dengan kernel LTS. Kemudian masalah ACPI yang sering menjengkelkan terkadang membuat laptop sulit untuk di shutdown, ketka di shutdown ia tidak mati melainkan restart. Bisa diakali dengan kernel LTS di Archlinux, di distro lain belum tau karena saya pengguna aktif Archlinux.</text:p>
        </text:list-item>
        <text:list-item>
          <text:p text:style-name="P54"><text:span text:style-name="T3">Pelapor</text:span><text:span text:style-name="T4">: Ali &lt;</text:span><text:a xlink:type="simple" xlink:href="mailto:admin@situsali.com" text:style-name="Internet_20_link">admin@situsali.com</text:a><text:span text:style-name="T4">&g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OpenSymbol" svg:font-family="OpenSymbol"/>
    <style:font-face style:name="FreeSerif" svg:font-family="FreeSerif" style:font-family-generic="roman"/>
    <style:font-face style:name="OpenSymbol1" svg:font-family="OpenSymbol" style:font-family-generic="system"/>
    <style:font-face style:name="FreeSerif1" svg:font-family="FreeSerif"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ree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FreeSerif"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FreeSerif"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style:font-name="Free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FreeSerif"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 Malsasa Akbar</meta:initial-creator>
    <meta:creation-date>2016-02-24T20:09:12</meta:creation-date>
    <dc:date>2016-03-06T12:27:36</dc:date>
    <meta:editing-duration>PT2H30M35S</meta:editing-duration>
    <meta:editing-cycles>84</meta:editing-cycles>
    <meta:generator>LibreOffice/3.5$Linux_x86 LibreOffice_project/350m1$Build-202</meta:generator>
    <dc:creator>Ade Malsasa Akbar</dc:creator>
    <dc:title>Buku Data Laptop Kompatibel GNU/Linux</dc:title>
    <meta:document-statistic meta:table-count="1" meta:image-count="0" meta:object-count="0" meta:page-count="20" meta:paragraph-count="248" meta:word-count="2611" meta:character-count="16729" meta:non-whitespace-character-count="14421"/>
  </office:meta>
</office:document-meta>
</file>